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MP0">
      <style:table-properties style:width="6.841in" style:page-number="auto" table:align="center"/>
    </style:style>
    <style:style style:name="Table1.A" style:family="table-column">
      <style:table-column-properties style:column-width="6.841in"/>
    </style:style>
    <style:style style:name="Table1.A1" style:family="table-cell">
      <style:table-cell-properties fo:padding-left="0.0486in" fo:padding-right="0.0486in" fo:padding-top="0in" fo:padding-bottom="0in" fo:border="none"/>
    </style:style>
    <style:style style:name="Table6" style:family="table">
      <style:table-properties style:width="6.8701in" fo:margin-left="0in" table:align="left"/>
    </style:style>
    <style:style style:name="Table6.A" style:family="table-column">
      <style:table-column-properties style:column-width="6.8701in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6.8701in" fo:margin-left="0in" table:align="left"/>
    </style:style>
    <style:style style:name="Table7.A" style:family="table-column">
      <style:table-column-properties style:column-width="6.8701in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641in" table:align="center"/>
    </style:style>
    <style:style style:name="Table2.A" style:family="table-column">
      <style:table-column-properties style:column-width="1.7792in"/>
    </style:style>
    <style:style style:name="Table2.B" style:family="table-column">
      <style:table-column-properties style:column-width="1.8958in"/>
    </style:style>
    <style:style style:name="Table2.C" style:family="table-column">
      <style:table-column-properties style:column-width="2.966in"/>
    </style:style>
    <style:style style:name="Table2.1" style:family="table-row">
      <style:table-row-properties style:min-row-height="0.0951in" style:use-optimal-row-height="false"/>
    </style:style>
    <style:style style:name="Table2.A1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e2.2" style:family="table-row">
      <style:table-row-properties style:min-row-height="0.1007in" style:use-optimal-row-height="false"/>
    </style:style>
    <style:style style:name="Table2.A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e8" style:family="table">
      <style:table-properties style:width="10.3604in" table:align="center" style:writing-mode="lr-tb"/>
    </style:style>
    <style:style style:name="Table8.A" style:family="table-column">
      <style:table-column-properties style:column-width="1.3542in"/>
    </style:style>
    <style:style style:name="Table8.B" style:family="table-column">
      <style:table-column-properties style:column-width="1.1285in"/>
    </style:style>
    <style:style style:name="Table8.C" style:family="table-column">
      <style:table-column-properties style:column-width="1.8007in"/>
    </style:style>
    <style:style style:name="Table8.D" style:family="table-column">
      <style:table-column-properties style:column-width="2.0361in"/>
    </style:style>
    <style:style style:name="Table8.E" style:family="table-column">
      <style:table-column-properties style:column-width="1.6201in"/>
    </style:style>
    <style:style style:name="Table8.F" style:family="table-column">
      <style:table-column-properties style:column-width="1.1868in"/>
    </style:style>
    <style:style style:name="Table8.G" style:family="table-column">
      <style:table-column-properties style:column-width="1.23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10.1146in" fo:margin-left="-0.4951in" table:align="left" style:writing-mode="lr-tb"/>
    </style:style>
    <style:style style:name="Table3.A" style:family="table-column">
      <style:table-column-properties style:column-width="0.9896in"/>
    </style:style>
    <style:style style:name="Table3.B" style:family="table-column">
      <style:table-column-properties style:column-width="9.1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.7674in" fo:margin-left="-0.0403in" table:align="left" style:writing-mode="lr-tb"/>
    </style:style>
    <style:style style:name="Table4.A" style:family="table-column">
      <style:table-column-properties style:column-width="1.7528in"/>
    </style:style>
    <style:style style:name="Table4.B" style:family="table-column">
      <style:table-column-properties style:column-width="1.5583in"/>
    </style:style>
    <style:style style:name="Table4.C" style:family="table-column">
      <style:table-column-properties style:column-width="1.4847in"/>
    </style:style>
    <style:style style:name="Table4.D" style:family="table-column">
      <style:table-column-properties style:column-width="1.9715in"/>
    </style:style>
    <style:style style:name="Table4.1" style:family="table-row">
      <style:table-row-properties style:min-row-height="0.3181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2" style:family="table-row">
      <style:table-row-properties style:min-row-height="0.0993in" fo:keep-together="auto"/>
    </style:style>
    <style:style style:name="P1" style:family="paragraph" style:parent-style-name="Encabezado">
      <style:paragraph-properties fo:margin-left="-0.7874in" fo:margin-right="-0.4925in" fo:text-align="end" style:justify-single-word="false" fo:text-indent="0in" style:auto-text-indent="false">
        <style:tab-stops>
          <style:tab-stop style:position="3.8563in" style:type="center"/>
          <style:tab-stop style:position="6.9252in" style:type="right"/>
          <style:tab-stop style:position="7.5799in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2" style:family="paragraph" style:parent-style-name="Pie_20_de_20_página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3" style:family="paragraph" style:parent-style-name="Normal">
      <style:paragraph-properties fo:margin-left="0in" fo:margin-right="0.1016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Normal">
      <style:paragraph-properties fo:margin-left="0in" fo:margin-right="0.1016in" fo:text-align="center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" style:family="paragraph" style:parent-style-name="Normal">
      <style:paragraph-properties fo:margin-left="0in" fo:margin-right="0.1016in" fo:text-align="justify" style:justify-single-word="false" fo:text-indent="0in" style:auto-text-indent="false"/>
    </style:style>
    <style:style style:name="P6" style:family="paragraph" style:parent-style-name="Normal">
      <style:paragraph-properties fo:margin-left="0in" fo:margin-right="0.1016in" fo:text-align="center" style:justify-single-word="false" fo:text-indent="0in" style:auto-text-indent="false"/>
    </style:style>
    <style:style style:name="P7" style:family="paragraph" style:parent-style-name="Normal">
      <style:paragraph-properties fo:margin-left="0in" fo:margin-right="0.1016in" fo:text-align="justify" style:justify-single-word="false" fo:text-indent="0in" style:auto-text-indent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Normal">
      <style:paragraph-properties fo:text-align="justify" style:justify-single-word="false"/>
    </style:style>
    <style:style style:name="P9" style:family="paragraph" style:parent-style-name="Normal">
      <style:paragraph-properties fo:text-align="justify" style:justify-single-word="false" style:text-autospace="none"/>
    </style:style>
    <style:style style:name="P10" style:family="paragraph" style:parent-style-name="Normal">
      <style:paragraph-properties fo:text-align="justify" style:justify-single-word="false" style:text-autospace="none">
        <style:tab-stops>
          <style:tab-stop style:position="0.2957in"/>
        </style:tab-stops>
      </style:paragraph-properties>
    </style:style>
    <style:style style:name="P11" style:family="paragraph" style:parent-style-name="Normal">
      <style:paragraph-properties fo:text-align="center" style:justify-single-word="false"/>
    </style:style>
    <style:style style:name="P12" style:family="paragraph" style:parent-style-name="Normal">
      <style:text-properties style:font-name="Arial" fo:font-size="10pt" style:font-size-asian="10pt" style:font-name-complex="Arial" style:font-size-complex="10pt"/>
    </style:style>
    <style:style style:name="P13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Normal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15" style:family="paragraph" style:parent-style-name="Normal">
      <style:paragraph-properties style:text-autospace="none"/>
      <style:text-properties style:font-name="Arial" fo:font-size="10pt" style:font-size-asian="10pt" style:font-name-complex="Arial" style:font-size-complex="10pt"/>
    </style:style>
    <style:style style:name="P16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Normal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8" style:family="paragraph" style:parent-style-name="Normal">
      <style:paragraph-properties fo:text-align="center" style:justify-single-word="false">
        <style:tab-stops>
          <style:tab-stop style:position="1.2882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19" style:family="paragraph" style:parent-style-name="Normal">
      <style:text-properties style:font-name="Arial" fo:font-size="10pt" fo:language="en" fo:country="US" style:font-size-asian="10pt" style:language-asian="pt" style:country-asian="BR" style:font-name-complex="Arial" style:font-size-complex="10pt"/>
    </style:style>
    <style:style style:name="P20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21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22" style:family="paragraph" style:parent-style-name="Normal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23" style:family="paragraph" style:parent-style-name="Normal">
      <style:paragraph-properties fo:text-align="justify" style:justify-single-word="false"/>
      <style:text-properties fo:color="#0000ff"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Normal">
      <style:paragraph-properties fo:text-align="justify" style:justify-single-word="false">
        <style:tab-stops>
          <style:tab-stop style:position="-21.761in"/>
          <style:tab-stop style:position="-21.1362in"/>
          <style:tab-stop style:position="0.0008in"/>
          <style:tab-stop style:position="0.6252in"/>
          <style:tab-stop style:position="1.25in"/>
          <style:tab-stop style:position="1.8752in"/>
          <style:tab-stop style:position="2.5in"/>
          <style:tab-stop style:position="3.1252in"/>
          <style:tab-stop style:position="3.75in"/>
          <style:tab-stop style:position="4.3752in"/>
          <style:tab-stop style:position="5in"/>
          <style:tab-stop style:position="5.6252in"/>
          <style:tab-stop style:position="6.25in"/>
          <style:tab-stop style:position="6.8752in"/>
          <style:tab-stop style:position="7.5in"/>
          <style:tab-stop style:position="8.1252in"/>
          <style:tab-stop style:position="8.75in"/>
          <style:tab-stop style:position="9.3752in"/>
          <style:tab-stop style:position="10in"/>
          <style:tab-stop style:position="10.6252in"/>
          <style:tab-stop style:position="11.25in"/>
          <style:tab-stop style:position="11.8752in"/>
          <style:tab-stop style:position="12.5in"/>
          <style:tab-stop style:position="13.1252in"/>
          <style:tab-stop style:position="13.75in"/>
          <style:tab-stop style:position="14.3752in"/>
          <style:tab-stop style:position="15in"/>
          <style:tab-stop style:position="15.6252in"/>
          <style:tab-stop style:position="16.25in"/>
          <style:tab-stop style:position="16.8752in"/>
          <style:tab-stop style:position="17.5in"/>
          <style:tab-stop style:position="18.1252in"/>
          <style:tab-stop style:position="18.75in"/>
          <style:tab-stop style:position="19.3752in"/>
          <style:tab-stop style:position="20in"/>
          <style:tab-stop style:position="20.6252in"/>
          <style:tab-stop style:position="21.25in"/>
          <style:tab-stop style:position="21.8752in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25" style:family="paragraph" style:parent-style-name="Normal">
      <style:paragraph-properties fo:text-align="justify" style:justify-single-word="false">
        <style:tab-stops>
          <style:tab-stop style:position="-21.761in"/>
          <style:tab-stop style:position="-21.1362in"/>
          <style:tab-stop style:position="0.0008in"/>
          <style:tab-stop style:position="0.6252in"/>
          <style:tab-stop style:position="1.25in"/>
          <style:tab-stop style:position="1.8752in"/>
          <style:tab-stop style:position="2.5in"/>
          <style:tab-stop style:position="3.1252in"/>
          <style:tab-stop style:position="3.75in"/>
          <style:tab-stop style:position="4.3752in"/>
          <style:tab-stop style:position="5in"/>
          <style:tab-stop style:position="5.6252in"/>
          <style:tab-stop style:position="6.25in"/>
          <style:tab-stop style:position="6.8752in"/>
          <style:tab-stop style:position="7.5in"/>
          <style:tab-stop style:position="8.1252in"/>
          <style:tab-stop style:position="8.75in"/>
          <style:tab-stop style:position="9.3752in"/>
          <style:tab-stop style:position="10in"/>
          <style:tab-stop style:position="10.6252in"/>
          <style:tab-stop style:position="11.25in"/>
          <style:tab-stop style:position="11.8752in"/>
          <style:tab-stop style:position="12.5in"/>
          <style:tab-stop style:position="13.1252in"/>
          <style:tab-stop style:position="13.75in"/>
          <style:tab-stop style:position="14.3752in"/>
          <style:tab-stop style:position="15in"/>
          <style:tab-stop style:position="15.6252in"/>
          <style:tab-stop style:position="16.25in"/>
          <style:tab-stop style:position="16.8752in"/>
          <style:tab-stop style:position="17.5in"/>
          <style:tab-stop style:position="18.1252in"/>
          <style:tab-stop style:position="18.75in"/>
          <style:tab-stop style:position="19.3752in"/>
          <style:tab-stop style:position="20in"/>
          <style:tab-stop style:position="20.6252in"/>
          <style:tab-stop style:position="21.25in"/>
          <style:tab-stop style:position="21.8752in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26" style:family="paragraph" style:parent-style-name="Normal">
      <style:paragraph-properties fo:text-align="justify" style:justify-single-word="false">
        <style:tab-stops>
          <style:tab-stop style:position="-21.761in"/>
          <style:tab-stop style:position="-21.1362in"/>
          <style:tab-stop style:position="0.0008in"/>
          <style:tab-stop style:position="0.6252in"/>
          <style:tab-stop style:position="1.25in"/>
          <style:tab-stop style:position="1.8752in"/>
          <style:tab-stop style:position="2.5in"/>
          <style:tab-stop style:position="3.1252in"/>
          <style:tab-stop style:position="3.75in"/>
          <style:tab-stop style:position="4.3752in"/>
          <style:tab-stop style:position="5in"/>
          <style:tab-stop style:position="5.6252in"/>
          <style:tab-stop style:position="6.25in"/>
          <style:tab-stop style:position="6.8752in"/>
          <style:tab-stop style:position="7.5in"/>
          <style:tab-stop style:position="8.1252in"/>
          <style:tab-stop style:position="8.75in"/>
          <style:tab-stop style:position="9.3752in"/>
          <style:tab-stop style:position="10in"/>
          <style:tab-stop style:position="10.6252in"/>
          <style:tab-stop style:position="11.25in"/>
          <style:tab-stop style:position="11.8752in"/>
          <style:tab-stop style:position="12.5in"/>
          <style:tab-stop style:position="13.1252in"/>
          <style:tab-stop style:position="13.75in"/>
          <style:tab-stop style:position="14.3752in"/>
          <style:tab-stop style:position="15in"/>
          <style:tab-stop style:position="15.6252in"/>
          <style:tab-stop style:position="16.25in"/>
          <style:tab-stop style:position="16.8752in"/>
          <style:tab-stop style:position="17.5in"/>
          <style:tab-stop style:position="18.1252in"/>
          <style:tab-stop style:position="18.75in"/>
          <style:tab-stop style:position="19.3752in"/>
          <style:tab-stop style:position="20in"/>
          <style:tab-stop style:position="20.6252in"/>
          <style:tab-stop style:position="21.25in"/>
          <style:tab-stop style:position="21.8752in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Pa0">
      <style:paragraph-properties fo:line-height="100%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28" style:family="paragraph" style:parent-style-name="Lista_20_con_20_viñetas">
      <style:text-properties fo:language="en" fo:country="US"/>
    </style:style>
    <style:style style:name="P29" style:family="paragraph" style:parent-style-name="Sangría_20_2_20_de_20_t._20_independiente">
      <style:paragraph-properties fo:margin-left="0in" fo:margin-right="0in" fo:text-indent="0in" style:auto-text-indent="false"/>
    </style:style>
    <style:style style:name="P30" style:family="paragraph" style:parent-style-name="Sangría_20_2_20_de_20_t._20_independiente">
      <style:paragraph-properties fo:margin-left="0in" fo:margin-right="0in" fo:text-indent="0in" style:auto-text-indent="false"/>
      <style:text-properties fo:font-size="10pt" fo:language="en" fo:country="US" fo:font-weight="bold" style:font-size-asian="10pt" style:font-weight-asian="bold"/>
    </style:style>
    <style:style style:name="P31" style:family="paragraph" style:parent-style-name="Sangría_20_2_20_de_20_t._20_independiente">
      <style:paragraph-properties fo:margin-left="0in" fo:margin-right="0in" fo:text-indent="0in" style:auto-text-indent="false"/>
      <style:text-properties fo:font-size="10pt" style:font-size-asian="10pt"/>
    </style:style>
    <style:style style:name="P32" style:family="paragraph" style:parent-style-name="Normal">
      <style:paragraph-properties fo:margin-left="0.2957in" fo:margin-right="0in" fo:text-align="justify" style:justify-single-word="false" fo:text-indent="0in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3" style:family="paragraph" style:parent-style-name="Normal">
      <style:paragraph-properties fo:margin-left="0.2957in" fo:margin-right="0in" fo:text-align="justify" style:justify-single-word="false" fo:text-indent="0in" style:auto-text-indent="false" style:text-autospace="non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34" style:family="paragraph" style:parent-style-name="Sangría_20_2_20_de_20_t._20_independiente">
      <style:text-properties fo:font-size="10pt" style:font-size-asian="10pt"/>
    </style:style>
    <style:style style:name="P35" style:family="paragraph" style:parent-style-name="Normal">
      <style:paragraph-properties fo:margin-left="0.3126in" fo:margin-right="0in" fo:text-align="justify" style:justify-single-word="false" fo:text-indent="0in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36" style:family="paragraph" style:parent-style-name="Normal">
      <style:paragraph-properties fo:margin-left="0in" fo:margin-right="-0.0752in" fo:text-align="center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7" style:family="paragraph" style:parent-style-name="Normal">
      <style:paragraph-properties fo:margin-left="0in" fo:margin-right="-0.0756in" fo:text-align="center" style:justify-single-word="false" fo:text-indent="-0.0728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8" style:family="paragraph" style:parent-style-name="Normal">
      <style:paragraph-properties fo:margin-left="0in" fo:margin-right="-0.0209in" fo:text-align="center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Normal">
      <style:paragraph-properties fo:margin-left="0in" fo:margin-right="-0.0193in" fo:text-align="center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Normal">
      <style:paragraph-properties fo:margin-left="0in" fo:margin-right="-0.0752in" fo:text-align="center" style:justify-single-word="false" fo:text-indent="-0.0756in" style:auto-text-indent="false"/>
    </style:style>
    <style:style style:name="P41" style:family="paragraph" style:parent-style-name="Normal">
      <style:paragraph-properties fo:margin-left="-0.1165in" fo:margin-right="-0.0752in" fo:text-align="center" style:justify-single-word="false" fo:text-indent="0.1016in" style:auto-text-indent="false">
        <style:tab-stops/>
      </style:paragraph-properties>
    </style:style>
    <style:style style:name="P42" style:family="paragraph" style:parent-style-name="Normal">
      <style:paragraph-properties fo:margin-left="0in" fo:margin-right="-0.0299in" fo:text-align="center" style:justify-single-word="false" fo:text-indent="-0.0709in" style:auto-text-indent="false"/>
    </style:style>
    <style:style style:name="P43" style:family="paragraph" style:parent-style-name="Normal">
      <style:paragraph-properties fo:margin-left="0.0126in" fo:margin-right="0in" fo:text-align="center" style:justify-single-word="false" fo:text-indent="0in" style:auto-text-indent="false">
        <style:tab-stops/>
      </style:paragraph-properties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4" style:family="paragraph" style:parent-style-name="Normal">
      <style:paragraph-properties fo:margin-left="0in" fo:margin-right="0.4118in" fo:text-align="justify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7.3835in"/>
        </style:tab-stops>
      </style:paragraph-properties>
      <style:text-properties fo:text-transform="uppercase" style:font-name="Arial" fo:font-size="10pt" fo:font-weight="bold" style:font-size-asian="10pt" style:font-weight-asian="bold" style:font-name-complex="Arial" style:font-size-complex="10pt"/>
    </style:style>
    <style:style style:name="P45" style:family="paragraph" style:parent-style-name="Normal">
      <style:paragraph-properties fo:margin-left="0in" fo:margin-right="0.4118in" fo:text-align="justify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7.3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6" style:family="paragraph" style:parent-style-name="Normal">
      <style:paragraph-properties fo:margin-left="0in" fo:margin-right="0.4134in" fo:text-align="justify" style:justify-single-word="false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7.3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7" style:family="paragraph" style:parent-style-name="Normal">
      <style:paragraph-properties fo:margin-left="0in" fo:margin-right="0.4134in" fo:text-indent="0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7.3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48" style:family="paragraph" style:parent-style-name="Texto_20_independiente">
      <style:text-properties style:font-name="Arial" fo:font-size="10pt" style:font-size-asian="10pt" style:font-name-complex="Arial"/>
    </style:style>
    <style:style style:name="P49" style:family="paragraph" style:parent-style-name="Texto_20_independiente">
      <style:paragraph-properties fo:text-align="end" style:justify-single-word="false"/>
      <style:text-properties style:font-name="Arial" fo:font-size="10pt" style:font-size-asian="10pt" style:font-name-complex="Arial"/>
    </style:style>
    <style:style style:name="P50" style:family="paragraph" style:parent-style-name="Normal">
      <style:paragraph-properties fo:margin-left="0.3937in" fo:margin-right="0in" fo:text-align="justify" style:justify-single-word="false" fo:text-indent="-0.3937in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51" style:family="paragraph" style:parent-style-name="Standard">
      <style:paragraph-properties>
        <style:tab-stops>
          <style:tab-stop style:position="0.2957in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54" style:family="paragraph" style:parent-style-name="Standard">
      <style:paragraph-properties fo:text-align="justify" style:justify-single-word="false"/>
    </style:style>
    <style:style style:name="P55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6" style:family="paragraph" style:parent-style-name="Standard">
      <style:paragraph-properties fo:text-align="center" style:justify-single-word="false"/>
    </style:style>
    <style:style style:name="P57" style:family="paragraph" style:parent-style-name="Standard">
      <style:paragraph-properties fo:margin-left="0.05in" fo:margin-right="0in" fo:text-align="start" style:justify-single-word="false" fo:text-indent="-0.05in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58" style:family="paragraph" style:parent-style-name="Standard">
      <style:paragraph-properties fo:margin-left="0.0492in" fo:margin-right="0.0173in" fo:text-align="start" style:justify-single-word="false" fo:text-indent="-0.0492in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59" style:family="paragraph" style:parent-style-name="Standard">
      <style:paragraph-properties fo:margin-left="0.05in" fo:margin-right="0in" fo:text-align="start" style:justify-single-word="false" fo:text-indent="-0.0984in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60" style:family="paragraph" style:parent-style-name="Standard">
      <style:paragraph-properties fo:margin-left="0.2957in" fo:margin-right="0in" fo:margin-top="0in" fo:margin-bottom="0in" fo:line-height="100%" fo:text-align="justify" style:justify-single-word="false" fo:text-indent="0in" style:auto-text-indent="false" style:text-autospace="none">
        <style:tab-stops/>
      </style:paragraph-properties>
      <style:text-properties fo:color="#000000"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61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2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2957in"/>
        </style:tab-stops>
      </style:paragraph-properties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64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65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66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6.8535in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67" style:family="paragraph" style:parent-style-name="Standard">
      <style:paragraph-properties fo:margin-top="0in" fo:margin-bottom="0in" fo:line-height="100%" fo:text-align="justify" style:justify-single-word="false" fo:hyphenation-ladder-count="no-limit">
        <style:tab-stops>
          <style:tab-stop style:position="2.7563in"/>
          <style:tab-stop style:position="6.8535in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68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69" style:family="paragraph" style:parent-style-name="Standard">
      <style:paragraph-properties fo:margin-top="0in" fo:margin-bottom="0in" fo:line-height="100%" fo:text-align="justify" style:justify-single-word="false"/>
      <style:text-properties fo:color="#000000" fo:font-weight="normal" style:font-weight-asian="normal" style:font-weight-complex="normal"/>
    </style:style>
    <style:style style:name="P70" style:family="paragraph" style:parent-style-name="Standard">
      <style:paragraph-properties fo:margin-top="0in" fo:margin-bottom="0in" fo:line-height="100%" fo:text-align="justify" style:justify-single-word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71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9pt" fo:font-weight="bold" style:font-size-asian="9pt" style:font-weight-asian="bold" style:font-name-complex="Arial2" style:font-size-complex="9pt"/>
    </style:style>
    <style:style style:name="P72" style:family="paragraph" style:parent-style-name="Standard">
      <style:paragraph-properties fo:margin-top="0in" fo:margin-bottom="0in" fo:line-height="100%" fo:text-align="center" style:justify-single-word="false">
        <style:tab-stops>
          <style:tab-stop style:position="1.2882in"/>
          <style:tab-stop style:position="2.9528in" style:type="center"/>
          <style:tab-stop style:position="5.9055in" style:type="right"/>
        </style:tab-stops>
      </style:paragraph-properties>
      <style:text-properties style:font-name="Arial1" fo:font-size="9pt" fo:font-weight="bold" style:font-size-asian="9pt" style:font-weight-asian="bold" style:font-name-complex="Arial2" style:font-size-complex="9pt"/>
    </style:style>
    <style:style style:name="P73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74" style:family="paragraph" style:parent-style-name="Standard">
      <style:paragraph-properties fo:margin-top="0in" fo:margin-bottom="0in" fo:line-height="100%" fo:text-align="center" style:justify-single-word="false"/>
      <style:text-properties fo:background-color="transparent"/>
    </style:style>
    <style:style style:name="P7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7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7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fo:font-weight="normal" style:font-weight-asian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7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8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85" style:family="paragraph" style:parent-style-name="Standard">
      <style:paragraph-properties fo:margin-left="0in" fo:margin-right="-0.0752in" fo:margin-top="0in" fo:margin-bottom="0in" fo:line-height="100%" fo:text-align="center" style:justify-single-word="false" fo:text-indent="0in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86" style:family="paragraph" style:parent-style-name="Standard">
      <style:paragraph-properties fo:margin-left="0in" fo:margin-right="-0.0756in" fo:margin-top="0in" fo:margin-bottom="0in" fo:line-height="100%" fo:text-align="center" style:justify-single-word="false" fo:text-indent="-0.0728in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87" style:family="paragraph" style:parent-style-name="Standard">
      <style:paragraph-properties fo:margin-left="0in" fo:margin-right="-0.0209in" fo:margin-top="0in" fo:margin-bottom="0in" fo:line-height="100%" fo:text-align="center" style:justify-single-word="false" fo:text-indent="0in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88" style:family="paragraph" style:parent-style-name="Standard">
      <style:paragraph-properties fo:margin-left="0in" fo:margin-right="0.1016in" fo:margin-top="0in" fo:margin-bottom="0in" fo:line-height="100%" fo:text-align="center" style:justify-single-word="false" fo:text-indent="0in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89" style:family="paragraph" style:parent-style-name="Standard">
      <style:paragraph-properties fo:margin-left="0in" fo:margin-right="0.1016in" fo:margin-top="0in" fo:margin-bottom="0in" fo:line-height="100%" fo:text-align="center" style:justify-single-word="false" fo:text-indent="0in" style:auto-text-indent="false"/>
    </style:style>
    <style:style style:name="P90" style:family="paragraph" style:parent-style-name="Standard">
      <style:paragraph-properties fo:margin-left="0in" fo:margin-right="0.1016in" fo:margin-top="0in" fo:margin-bottom="0in" fo:line-height="100%" fo:text-align="start" style:justify-single-word="false" fo:text-indent="0in" style:auto-text-indent="false"/>
    </style:style>
    <style:style style:name="P91" style:family="paragraph" style:parent-style-name="Standard">
      <style:paragraph-properties fo:margin-left="0in" fo:margin-right="-0.0193in" fo:margin-top="0in" fo:margin-bottom="0in" fo:line-height="100%" fo:text-align="center" style:justify-single-word="false" fo:text-indent="0in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92" style:family="paragraph" style:parent-style-name="Standard">
      <style:paragraph-properties fo:margin-left="0in" fo:margin-right="-0.0299in" fo:margin-top="0in" fo:margin-bottom="0in" fo:line-height="100%" fo:text-align="center" style:justify-single-word="false" fo:text-indent="-0.0709in" style:auto-text-indent="false"/>
    </style:style>
    <style:style style:name="P93" style:family="paragraph" style:parent-style-name="Standard">
      <style:paragraph-properties fo:margin-left="0in" fo:margin-right="0.1091in" fo:margin-top="0in" fo:margin-bottom="0in" fo:line-height="100%" fo:text-align="center" style:justify-single-word="false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94" style:family="paragraph" style:parent-style-name="Standard">
      <style:paragraph-properties fo:margin-left="0in" fo:margin-right="0.1091in" fo:margin-top="0in" fo:margin-bottom="0in" fo:line-height="100%" fo:text-align="justify" style:justify-single-word="false" fo:text-indent="0in" style:auto-text-indent="false"/>
    </style:style>
    <style:style style:name="P95" style:family="paragraph" style:parent-style-name="Standard">
      <style:paragraph-properties fo:margin-left="0.4917in" fo:margin-right="0in" fo:margin-top="0in" fo:margin-bottom="0in" fo:line-height="100%" fo:text-align="center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margin-left="0.0126in" fo:margin-right="0in" fo:text-align="center" style:justify-single-word="false" fo:text-indent="0in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97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98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/>
    </style:style>
    <style:style style:name="P99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background-color="transparent"/>
    </style:style>
    <style:style style:name="P100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101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02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03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104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05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 style:text-autospace="none">
        <style:tab-stops>
          <style:tab-stop style:position="4.0472in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106" style:family="paragraph" style:parent-style-name="Standard">
      <style:paragraph-properties fo:margin-left="0.0398in" fo:margin-right="0.0398in" fo:margin-top="0in" fo:margin-bottom="0in" fo:line-height="100%" fo:text-indent="0in" style:auto-text-indent="false">
        <style:tab-stops>
          <style:tab-stop style:position="3.9665in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107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08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09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110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11" style:family="paragraph" style:parent-style-name="Standard">
      <style:paragraph-properties fo:margin-left="0.0398in" fo:margin-right="0.0398in" fo:margin-top="0in" fo:margin-bottom="0in" fo:line-height="100%" fo:text-indent="0in" style:auto-text-indent="false">
        <style:tab-stops>
          <style:tab-stop style:position="3.9665in" style:leader-style="dotted" style:leader-text="."/>
        </style:tab-stops>
      </style:paragraph-properties>
    </style:style>
    <style:style style:name="P112" style:family="paragraph" style:parent-style-name="Título_20_1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13" style:family="paragraph" style:parent-style-name="Título_20_1">
      <style:paragraph-properties fo:text-align="justify" style:justify-single-word="false"/>
    </style:style>
    <style:style style:name="P114" style:family="paragraph" style:parent-style-name="Título_20_1">
      <style:paragraph-properties fo:text-align="justify" style:justify-single-word="false"/>
      <style:text-properties style:use-window-font-color="true" style:font-name="Arial" fo:font-size="10pt" style:font-size-asian="10pt" style:font-name-complex="Arial" style:font-size-complex="10pt"/>
    </style:style>
    <style:style style:name="P115" style:family="paragraph" style:parent-style-name="Título_20_1" style:master-page-name="MP1">
      <style:paragraph-properties fo:text-align="justify" style:justify-single-word="false" style:page-number="auto" fo:break-before="page"/>
      <style:text-properties style:use-window-font-color="true" style:font-name="Arial" fo:font-size="10pt" style:font-size-asian="10pt" style:font-name-complex="Arial" style:font-size-complex="10pt"/>
    </style:style>
    <style:style style:name="P116" style:family="paragraph" style:parent-style-name="Título_20_1" style:master-page-name="MP2">
      <style:paragraph-properties fo:text-align="justify" style:justify-single-word="false" style:page-number="auto" fo:break-before="page"/>
      <style:text-properties style:use-window-font-color="true" style:font-name="Arial" fo:font-size="10pt" style:font-size-asian="10pt" style:font-name-complex="Arial" style:font-size-complex="10pt"/>
    </style:style>
    <style:style style:name="P117" style:family="paragraph" style:parent-style-name="Título_20_2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18" style:family="paragraph" style:parent-style-name="Título_20_5">
      <style:paragraph-properties fo:text-align="justify" style:justify-single-word="false"/>
    </style:style>
    <style:style style:name="P119" style:family="paragraph" style:parent-style-name="Normal">
      <style:paragraph-properties fo:text-align="justify" style:justify-single-word="false"/>
    </style:style>
    <style:style style:name="P120" style:family="paragraph" style:parent-style-name="Normal">
      <style:paragraph-properties fo:text-align="justify" style:justify-single-word="false" style:text-autospace="none"/>
    </style:style>
    <style:style style:name="P121" style:family="paragraph" style:parent-style-name="Normal">
      <style:paragraph-properties fo:text-align="justify" style:justify-single-word="false" style:text-autospace="none">
        <style:tab-stops>
          <style:tab-stop style:position="0.2957in"/>
        </style:tab-stops>
      </style:paragraph-properties>
    </style:style>
    <style:style style:name="P122" style:family="paragraph" style:parent-style-name="Normal">
      <style:paragraph-properties fo:text-align="center" style:justify-single-word="false"/>
    </style:style>
    <style:style style:name="P123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24" style:family="paragraph" style:parent-style-name="Normal">
      <style:paragraph-properties fo:text-align="justify" style:justify-single-word="false" style:text-autospace="none"/>
      <style:text-properties style:font-name="Arial" fo:font-size="10pt" fo:font-weight="bold" style:font-size-asian="10pt" style:language-asian="pt" style:country-asian="BR" style:font-weight-asian="bold" style:font-name-complex="Arial" style:font-size-complex="10pt" style:font-weight-complex="bold"/>
    </style:style>
    <style:style style:name="P125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126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27" style:family="paragraph" style:parent-style-name="Normal">
      <style:paragraph-properties fo:text-align="justify" style:justify-single-word="false" style:text-autospace="none"/>
      <style:text-properties style:font-name="Arial" fo:font-size="10pt" style:font-size-asian="10pt" style:language-asian="pt" style:country-asian="BR" style:font-name-complex="Arial" style:font-size-complex="10pt"/>
    </style:style>
    <style:style style:name="P128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129" style:family="paragraph" style:parent-style-name="Normal">
      <style:paragraph-properties fo:text-align="justify" style:justify-single-word="false">
        <style:tab-stops>
          <style:tab-stop style:position="-21.761in"/>
          <style:tab-stop style:position="-21.1362in"/>
          <style:tab-stop style:position="0.0008in"/>
          <style:tab-stop style:position="0.6252in"/>
          <style:tab-stop style:position="1.25in"/>
          <style:tab-stop style:position="1.8752in"/>
          <style:tab-stop style:position="2.5in"/>
          <style:tab-stop style:position="3.1252in"/>
          <style:tab-stop style:position="3.75in"/>
          <style:tab-stop style:position="4.3752in"/>
          <style:tab-stop style:position="5in"/>
          <style:tab-stop style:position="5.6252in"/>
          <style:tab-stop style:position="6.25in"/>
          <style:tab-stop style:position="6.8752in"/>
          <style:tab-stop style:position="7.5in"/>
          <style:tab-stop style:position="8.1252in"/>
          <style:tab-stop style:position="8.75in"/>
          <style:tab-stop style:position="9.3752in"/>
          <style:tab-stop style:position="10in"/>
          <style:tab-stop style:position="10.6252in"/>
          <style:tab-stop style:position="11.25in"/>
          <style:tab-stop style:position="11.8752in"/>
          <style:tab-stop style:position="12.5in"/>
          <style:tab-stop style:position="13.1252in"/>
          <style:tab-stop style:position="13.75in"/>
          <style:tab-stop style:position="14.3752in"/>
          <style:tab-stop style:position="15in"/>
          <style:tab-stop style:position="15.6252in"/>
          <style:tab-stop style:position="16.25in"/>
          <style:tab-stop style:position="16.8752in"/>
          <style:tab-stop style:position="17.5in"/>
          <style:tab-stop style:position="18.1252in"/>
          <style:tab-stop style:position="18.75in"/>
          <style:tab-stop style:position="19.3752in"/>
          <style:tab-stop style:position="20in"/>
          <style:tab-stop style:position="20.6252in"/>
          <style:tab-stop style:position="21.25in"/>
          <style:tab-stop style:position="21.8752in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130" style:family="paragraph" style:parent-style-name="Normal">
      <style:paragraph-properties fo:margin-left="0.75in" fo:margin-right="0in" fo:text-indent="-0.75in" style:auto-text-indent="false">
        <style:tab-stops>
          <style:tab-stop style:position="-0.5528in"/>
          <style:tab-stop style:position="0in"/>
          <style:tab-stop style:position="2.4984in"/>
          <style:tab-stop style:position="5.8457in"/>
          <style:tab-stop style:position="5.9437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31" style:family="paragraph" style:parent-style-name="Normal">
      <style:paragraph-properties fo:margin-left="0in" fo:margin-right="0.1016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132" style:family="paragraph" style:parent-style-name="Normal">
      <style:paragraph-properties fo:margin-left="0in" fo:margin-right="0.1016in" fo:text-align="justify" style:justify-single-word="false" fo:text-indent="0in" style:auto-text-indent="false" style:text-autospace="none"/>
      <style:text-properties style:font-name="Arial" fo:font-size="10pt" fo:language="en" fo:country="US" style:font-size-asian="10pt" style:font-name-complex="Arial" style:font-size-complex="10pt"/>
    </style:style>
    <style:style style:name="P133" style:family="paragraph" style:parent-style-name="Normal">
      <style:paragraph-properties fo:margin-left="0in" fo:margin-right="0.1016in" fo:text-align="justify" style:justify-single-word="false" fo:text-indent="0in" style:auto-text-indent="false"/>
    </style:style>
    <style:style style:name="P134" style:family="paragraph" style:parent-style-name="Normal">
      <style:paragraph-properties fo:margin-left="0in" fo:margin-right="0.1016in" fo:text-align="justify" style:justify-single-word="false" fo:text-indent="0in" style:auto-text-indent="false" style:text-autospace="none"/>
    </style:style>
    <style:style style:name="P135" style:family="paragraph" style:parent-style-name="Normal">
      <style:paragraph-properties fo:margin-left="0in" fo:margin-right="0.1in" fo:text-indent="0in" style:auto-text-indent="false">
        <style:tab-stops>
          <style:tab-stop style:position="0.4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36" style:family="paragraph" style:parent-style-name="Normal">
      <style:paragraph-properties fo:margin-left="0.0791in" fo:margin-right="0.0173in" fo:text-align="center" style:justify-single-word="false" fo:text-indent="0in" style:auto-text-indent="false">
        <style:tab-stops/>
      </style:paragraph-properties>
    </style:style>
    <style:style style:name="P137" style:family="paragraph" style:parent-style-name="Normal">
      <style:paragraph-properties fo:margin-left="0.0634in" fo:margin-right="0in" fo:text-align="center" style:justify-single-word="false" fo:text-indent="0in" style:auto-text-indent="false">
        <style:tab-stops/>
      </style:paragraph-properties>
    </style:style>
    <style:style style:name="P138" style:family="paragraph" style:parent-style-name="Normal">
      <style:paragraph-properties fo:margin-left="0.0492in" fo:margin-right="0.0173in" fo:text-align="start" style:justify-single-word="false" fo:text-indent="-0.0492in" style:auto-text-indent="false">
        <style:tab-stops/>
      </style:paragraph-properties>
    </style:style>
    <style:style style:name="P139" style:family="paragraph" style:parent-style-name="Normal">
      <style:paragraph-properties fo:margin-left="0.05in" fo:margin-right="0in" fo:text-align="start" style:justify-single-word="false" fo:text-indent="-0.0984in" style:auto-text-indent="false">
        <style:tab-stops/>
      </style:paragraph-properties>
    </style:style>
    <style:style style:name="P140" style:family="paragraph" style:parent-style-name="Normal">
      <style:paragraph-properties fo:margin-top="0.0835in" fo:margin-bottom="0.0835in"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41" style:family="paragraph" style:parent-style-name="Normal">
      <style:paragraph-properties fo:margin-left="0in" fo:margin-right="0in" fo:text-align="justify" style:justify-single-word="false" fo:text-indent="0in" style:auto-text-indent="false"/>
    </style:style>
    <style:style style:name="P142" style:family="paragraph" style:parent-style-name="Normal">
      <style:paragraph-properties fo:margin-left="0in" fo:margin-right="0in" fo:text-align="justify" style:justify-single-word="false" fo:text-indent="0in" style:auto-text-indent="false" style:text-autospace="none"/>
    </style:style>
    <style:style style:name="P143" style:family="paragraph" style:parent-style-name="Normal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236in"/>
          <style:tab-stop style:position="0.2764in"/>
        </style:tab-stops>
      </style:paragraph-properties>
    </style:style>
    <style:style style:name="P144" style:family="paragraph" style:parent-style-name="Normal">
      <style:paragraph-properties fo:margin-left="0.0661in" fo:margin-right="0in" fo:margin-top="0.0417in" fo:margin-bottom="0.0417in" fo:text-align="justify" style:justify-single-word="false" fo:text-indent="0in" style:auto-text-indent="false" style:text-autospace="none">
        <style:tab-stops>
          <style:tab-stop style:position="-0.0425in"/>
          <style:tab-stop style:position="0.2102in"/>
        </style:tab-stops>
      </style:paragraph-properties>
    </style:style>
    <style:style style:name="P145" style:family="paragraph" style:parent-style-name="Texto_20_independiente_20_3">
      <style:paragraph-properties fo:text-align="center" style:justify-single-word="false"/>
    </style:style>
    <style:style style:name="P146" style:family="paragraph" style:parent-style-name="Texto_20_independiente_20_3">
      <style:paragraph-properties fo:text-align="center" style:justify-single-word="false" fo:break-before="page"/>
      <style:text-properties style:font-name-complex="Arial"/>
    </style:style>
    <style:style style:name="P147" style:family="paragraph" style:parent-style-name="Normal_20__28_Web_29_">
      <style:paragraph-properties fo:margin-top="0.0417in" fo:margin-bottom="0in"/>
    </style:style>
    <style:style style:name="P148" style:family="paragraph" style:parent-style-name="Normal_20__28_Web_29_">
      <style:paragraph-properties fo:margin-top="0.0417in" fo:margin-bottom="0in" fo:text-align="justify" style:justify-single-word="false"/>
    </style:style>
    <style:style style:name="P149" style:family="paragraph" style:parent-style-name="Normal_20__28_Web_29_">
      <style:paragraph-properties fo:margin-top="0.0417in" fo:margin-bottom="0in" fo:text-align="justify" style:justify-single-word="false" style:text-autospace="none">
        <style:tab-stops>
          <style:tab-stop style:position="0.1972in"/>
        </style:tab-stops>
      </style:paragraph-properties>
    </style:style>
    <style:style style:name="P150" style:family="paragraph" style:parent-style-name="Normal_20__28_Web_29_">
      <style:paragraph-properties fo:margin-left="0in" fo:margin-right="0in" fo:margin-top="0.0417in" fo:margin-bottom="0in" fo:text-align="justify" style:justify-single-word="false" fo:text-indent="0in" style:auto-text-indent="false"/>
    </style:style>
    <style:style style:name="P151" style:family="paragraph" style:parent-style-name="Normal_20__28_Web_29_">
      <style:paragraph-properties fo:margin-left="0.0398in" fo:margin-right="0.0398in" fo:margin-top="0.0193in" fo:margin-bottom="0.0193in" fo:text-indent="0in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52" style:family="paragraph" style:parent-style-name="Normal_20__28_Web_29_">
      <style:paragraph-properties fo:margin-top="0in" fo:margin-bottom="0in"/>
    </style:style>
    <style:style style:name="P153" style:family="paragraph" style:parent-style-name="Normal_20__28_Web_29_">
      <style:paragraph-properties fo:margin-top="0in" fo:margin-bottom="0in" fo:text-align="justify" style:justify-single-word="false"/>
      <style:text-properties fo:color="#000000" style:font-name="Arial" fo:font-size="10pt" style:font-size-asian="10pt" style:font-name-complex="Arial" style:font-size-complex="10pt"/>
    </style:style>
    <style:style style:name="P154" style:family="paragraph" style:parent-style-name="Normal_20__28_Web_29_">
      <style:paragraph-properties fo:margin-top="0in" fo:margin-bottom="0in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55" style:family="paragraph" style:parent-style-name="List_20_Paragraph">
      <style:paragraph-properties fo:margin-left="0in" fo:margin-right="0in" fo:margin-top="0in" fo:margin-bottom="0in" fo:line-height="100%" fo:text-align="end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156" style:family="paragraph" style:parent-style-name="List_20_Paragraph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157" style:family="paragraph" style:parent-style-name="List_20_Paragraph">
      <style:paragraph-properties fo:margin-left="0in" fo:margin-right="0in" fo:margin-top="0.0417in" fo:margin-bottom="0.0417in" fo:line-height="100%" fo:text-align="justify" style:justify-single-word="false" fo:text-indent="0in" style:auto-text-indent="false"/>
      <style:text-properties fo:color="#000000" fo:font-weight="normal" style:font-weight-asian="normal" style:font-weight-complex="normal"/>
    </style:style>
    <style:style style:name="T1" style:family="text">
      <style:text-properties style:font-name-complex="Arial" style:font-weight-complex="bold"/>
    </style:style>
    <style:style style:name="T2" style:family="text">
      <style:text-properties style:font-name="Arial" fo:font-size="10pt" fo:language="en" fo:country="US" style:font-size-asian="10pt" style:font-name-complex="Arial" style:font-size-complex="10pt"/>
    </style:style>
    <style:style style:name="T3" style:family="text">
      <style:text-properties style:font-name="Arial" fo:font-size="10pt" fo:language="en" fo:country="US" style:font-size-asian="10pt" style:language-asian="pt" style:country-asian="BR" style:font-name-complex="Arial" style:font-size-complex="10pt"/>
    </style:style>
    <style:style style:name="T4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T7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style:font-size-asian="10pt" style:font-name-complex="Arial"/>
    </style:style>
    <style:style style:name="T11" style:family="text">
      <style:text-properties style:font-name="Arial" fo:font-size="10pt" style:font-size-asian="10pt" style:font-name-complex="Arial" style:font-size-complex="10pt"/>
    </style:style>
    <style:style style:name="T12" style:family="text">
      <style:text-properties style:font-name="Arial" fo:font-size="10pt" style:font-size-asian="10pt" style:language-asian="pt" style:country-asian="BR" style:font-name-complex="Arial" style:font-size-complex="10pt"/>
    </style:style>
    <style:style style:name="T13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14" style:family="text">
      <style:text-properties style:font-name="Arial" fo:font-size="10pt" fo:font-style="italic" style:text-underline-style="none" fo:font-weight="normal" style:font-size-asian="10pt" style:font-style-asian="italic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17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8" style:family="text">
      <style:text-properties style:use-window-font-color="true" style:font-name="Arial" fo:font-size="10pt" style:font-size-asian="10pt" style:font-name-complex="Arial" style:font-size-complex="10pt"/>
    </style:style>
    <style:style style:name="T19" style:family="text">
      <style:text-properties style:use-window-font-color="true" style:font-name="Arial" fo:font-size="10pt" fo:font-weight="bold" style:font-size-asian="10pt" style:font-weight-asian="bold" style:font-name-complex="Arial" style:font-size-complex="10pt"/>
    </style:style>
    <style:style style:name="T20" style:family="text"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font-size="10pt" style:font-size-asian="1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fo:font-weight="normal" style:font-size-asian="10pt" style:font-weight-asian="normal" style:font-size-complex="10pt" style:font-weight-complex="normal"/>
    </style:style>
    <style:style style:name="T25" style:family="text">
      <style:text-properties fo:font-weight="normal" style:font-weight-asian="normal"/>
    </style:style>
    <style:style style:name="T26" style:family="text">
      <style:text-properties fo:font-weight="normal" style:font-weight-asian="normal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29" style:family="text"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T30" style:family="text"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31" style:family="text">
      <style:text-properties fo:color="#000000" style:font-name="Arial" fo:font-size="10pt" style:font-size-asian="10pt" style:font-name-complex="Arial" style:font-size-complex="10pt"/>
    </style:style>
    <style:style style:name="T32" style:family="text"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T33" style:family="text">
      <style:text-properties fo:color="#000000" style:font-name="Arial1" fo:font-size="8pt" fo:language="pt" fo:country="PT" fo:background-color="transparent" style:font-name-asian="Times New Roman1" style:font-size-asian="8pt" style:language-asian="pt" style:country-asian="BR" style:font-name-complex="Arial2" style:font-size-complex="8pt" style:font-style-complex="italic"/>
    </style:style>
    <style:style style:name="T34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5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6" style:family="text"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37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8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T39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40" style:family="text">
      <style:text-properties fo:color="#000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41" style:family="text"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42" style:family="text">
      <style:text-properties fo:color="#000000" style:font-name="Arial1"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43" style:family="text">
      <style:text-properties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44" style:family="text"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45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46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style-complex="italic" style:font-weight-complex="bold"/>
    </style:style>
    <style:style style:name="T47" style:family="text">
      <style:text-properties style:font-name="Arial1" fo:font-size="10pt" fo:language="en" fo:country="US" style:font-size-asian="10pt" style:font-name-complex="Arial2" style:font-size-complex="10pt"/>
    </style:style>
    <style:style style:name="T48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49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0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51" style:family="text">
      <style:text-properties style:font-name="Arial1" fo:font-weight="bold" style:font-weight-asian="bold" style:font-name-complex="Arial2"/>
    </style:style>
    <style:style style:name="T52" style:family="text">
      <style:text-properties style:font-name="Arial1" fo:font-weight="bold" fo:background-color="#ffff00" style:font-weight-asian="bold" style:font-name-complex="Arial2"/>
    </style:style>
    <style:style style:name="T53" style:family="text">
      <style:text-properties style:font-name="Arial1" style:font-name-complex="Arial2"/>
    </style:style>
    <style:style style:name="T54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/>
    </style:style>
    <style:style style:name="T55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weight-complex="bold"/>
    </style:style>
    <style:style style:name="T56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57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fo:language="pt" fo:country="PT" fo:background-color="transparent" style:font-size-complex="8pt" style:font-style-complex="italic" style:font-weight-complex="bold"/>
    </style:style>
    <style:style style:name="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in" fo:border="none" style:shadow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46">PARECER TÉCNICO</text:p>
            <text:p text:style-name="P145"><text:bookmark-start text:name="bkmProNameTitle"/><text:span text:style-name="Fuente_20_de_20_párrafo_20_predeter."><text:span text:style-name="T1">PRODUCT/FORMULATED/NAME</text:span></text:span><text:bookmark-end text:name="bkmProNameTitle"/></text:p>
            <text:p text:style-name="P3"/>
            <text:p text:style-name="P3">PROCESSO: Registro de Produto Formulado</text:p>
            <text:p text:style-name="P135">EMPRESA: ALTA – América Latina tecnologia Agrícola</text:p>
            <text:p text:style-name="P5"><text:span text:style-name="Fuente_20_de_20_párrafo_20_predeter."><text:span text:style-name="T2">MARCA COMERCIAL: </text:span></text:span><text:bookmark-start text:name="bkmProName1"/><text:span text:style-name="Fuente_20_de_20_párrafo_20_predeter."><text:span text:style-name="T34"><text:placeholder text:placeholder-type="text">&lt;o.formulated_product_id.name&gt;</text:placeholder></text:span></text:span><text:bookmark-end text:name="bkmProName1"/></text:p>
            <text:p text:style-name="P5"><text:span text:style-name="Fuente_20_de_20_párrafo_20_predeter."><text:span text:style-name="T2">INGREDIENTE ATIVO: </text:span></text:span><text:bookmark-start text:name="bkmAIName"/><text:span text:style-name="Fuente_20_de_20_párrafo_20_predeter."><text:span text:style-name="T37"><text:placeholder text:placeholder-type="text">&lt;for each="ing in cqqs(o,'chemical')"&gt;</text:placeholder></text:span></text:span><text:bookmark-end text:name="bkmAIName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ingredient_id.name&gt;</text:placeholder></text:span></text:span><text:span text:style-name="Fuente_20_de_20_párrafo_20_predeter."><text:span text:style-name="T39"> </text:span></text:span><text:span text:style-name="Fuente_20_de_20_párrafo_20_predeter."><text:span text:style-name="T39"><text:placeholder text:placeholder-type="text">&lt;/for&gt;</text:placeholder></text:span></text:span></text:p>
            <text:p text:style-name="P5"><text:span text:style-name="Fuente_20_de_20_párrafo_20_predeter."><text:span text:style-name="T2">CONCENTRAÇÃO: </text:span></text:span><text:bookmark-start text:name="bkmAIName7"/><text:bookmark-start text:name="bkmAIConcentration"/><text:span text:style-name="Fuente_20_de_20_párrafo_20_predeter."><text:span text:style-name="T37"><text:placeholder text:placeholder-type="text">&lt;for each="ing in cqqs(o,'chemical')"&gt;</text:placeholder></text:span></text:span><text:bookmark-end text:name="bkmAIName7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declared_concentration&gt;</text:placeholder></text:span></text:span><text:span text:style-name="Fuente_20_de_20_párrafo_20_predeter."><text:span text:style-name="T39"> </text:span></text:span><text:span text:style-name="Fuente_20_de_20_párrafo_20_predeter."><text:span text:style-name="T39"><text:placeholder text:placeholder-type="text">&lt;/for&gt;</text:placeholder></text:span></text:span><text:bookmark-end text:name="bkmAIConcentration"/></text:p>
            <text:p text:style-name="P5"><text:span text:style-name="Fuente_20_de_20_párrafo_20_predeter."><text:span text:style-name="T2">CLASSE: </text:span></text:span><text:bookmark-start text:name="bkmProClass"/><text:span text:style-name="Fuente_20_de_20_párrafo_20_predeter."><text:span text:style-name="T35"><text:placeholder text:placeholder-type="text">&lt;o.agronomic_class_id.name&gt;</text:placeholder></text:span></text:span><text:bookmark-end text:name="bkmProClass"/></text:p>
            <text:p text:style-name="P9"><text:span text:style-name="Fuente_20_de_20_párrafo_20_predeter."><text:span text:style-name="T2">GRUPO QUÍMICO: </text:span></text:span><text:bookmark-start text:name="bkmAIChemicalGroup"/><text:span text:style-name="Fuente_20_de_20_párrafo_20_predeter."><text:span text:style-name="T28"><text:s/></text:span></text:span><text:bookmark-start text:name="bmkProdGrup"/><text:span text:style-name="Fuente_20_de_20_párrafo_20_predeter."><text:span text:style-name="T37"><text:placeholder text:placeholder-type="text">&lt;for each="ing in cqqs(o,'chemical')"&gt;</text:placeholder></text:span></text:span><text:bookmark-end text:name="bmkProdGrup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ingredient_id.ingredient_group_id.name&gt;</text:placeholder></text:span></text:span><text:span text:style-name="Fuente_20_de_20_párrafo_20_predeter."><text:span text:style-name="T39"> - </text:span></text:span><text:span text:style-name="Fuente_20_de_20_párrafo_20_predeter."><text:span text:style-name="T39"><text:placeholder text:placeholder-type="text">&lt;/for&gt;</text:placeholder></text:span></text:span><text:bookmark-end text:name="bkmAIChemicalGroup"/></text:p>
            <text:p text:style-name="P9"><text:span text:style-name="Fuente_20_de_20_párrafo_20_predeter."><text:span text:style-name="T2">FORMULAÇÃO: </text:span></text:span><text:bookmark-start text:name="bkmProFormulation"/><text:span text:style-name="Fuente_20_de_20_párrafo_20_predeter."><text:span text:style-name="T35"><text:placeholder text:placeholder-type="text">&lt;o.formulation_type_id.name&gt;</text:placeholder></text:span></text:span><text:bookmark-end text:name="bkmProFormulation"/></text:p>
            <text:p text:style-name="P130">EMBALAGENS: 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1"><text:span text:style-name="Fuente_20_de_20_párrafo_20_predeter."><text:span text:style-name="T9">Tipo de embalagem</text:span></text:span></text:p>
                </table:table-cell>
                <table:table-cell table:style-name="Table2.A1" office:value-type="string">
                  <text:p text:style-name="P136"><text:span text:style-name="Fuente_20_de_20_párrafo_20_predeter."><text:span text:style-name="T9">Material</text:span></text:span></text:p>
                </table:table-cell>
                <table:table-cell table:style-name="Table2.A1" office:value-type="string">
                  <text:p text:style-name="P137"><text:span text:style-name="Fuente_20_de_20_párrafo_20_predeter."><text:span text:style-name="T9">Capacidade de acondicionamento</text:span></text:span></text:p>
                </table:table-cell>
              </table:table-row>
              <table:table-row table:style-name="Table2.2">
                <table:table-cell table:style-name="Table2.A1" office:value-type="string">
                  <text:p text:style-name="P57"><text:bookmark-start text:name="bmkEmbTipo"/><text:span text:style-name="Fuente_20_de_20_párrafo_20_predeter."><text:span text:style-name="T31"><text:placeholder text:placeholder-type="text">&lt;for each="packaging in o.packaging_ids"&gt;</text:placeholder></text:span></text:span><text:bookmark-end text:name="bmkEmbTipo"/></text:p>
                </table:table-cell>
                <table:table-cell table:style-name="Table2.A1" office:value-type="string">
                  <text:p text:style-name="P138"><text:bookmark-start text:name="bmkEmbMaterial"/><text:bookmark-end text:name="bmkEmbMaterial"/><text:span text:style-name="Fuente_20_de_20_párrafo_20_predeter."><text:span text:style-name="T11"/></text:span></text:p>
                </table:table-cell>
                <table:table-cell table:style-name="Table2.A1" office:value-type="string">
                  <text:p text:style-name="P139"><text:span text:style-name="Fuente_20_de_20_párrafo_20_predeter."><text:span text:style-name="T11"><text:s/></text:span></text:span><text:bookmark-start text:name="bmkEmbCapacidade"/><text:bookmark-end text:name="bmkEmbCapacidade"/></text:p>
                </table:table-cell>
              </table:table-row>
              <table:table-row table:style-name="Table2.2">
                <table:table-cell table:style-name="Table2.A3" office:value-type="string">
                  <text:p text:style-name="P57"><text:placeholder text:placeholder-type="text">&lt;packaging.internal_packaging_type_id.name&gt;</text:placeholder></text:p>
                </table:table-cell>
                <table:table-cell table:style-name="Table2.A3" office:value-type="string">
                  <text:p text:style-name="P58"><text:placeholder text:placeholder-type="text">&lt;packaging.internal_packaging_material_id.name&gt;</text:placeholder></text:p>
                </table:table-cell>
                <table:table-cell table:style-name="Table2.A3" office:value-type="string">
                  <text:p text:style-name="P59"><text:placeholder text:placeholder-type="text">&lt;for each="capacity in packaging.packaging_capacity_ids"&gt;</text:placeholder><text:placeholder text:placeholder-type="text">&lt;capacity.name&gt;</text:placeholder> _<text:placeholder text:placeholder-type="text">&lt;capacity.uom_id.name&gt;</text:placeholder>; <text:placeholder text:placeholder-type="text">&lt;/for&gt;</text:placeholder></text:p>
                </table:table-cell>
              </table:table-row>
              <table:table-row table:style-name="Table2.2">
                <table:table-cell table:style-name="Table2.A3" office:value-type="string">
                  <text:p text:style-name="P57"><text:placeholder text:placeholder-type="text">&lt;/for&gt;</text:placeholder></text:p>
                </table:table-cell>
                <table:table-cell table:style-name="Table2.A3" office:value-type="string">
                  <text:p text:style-name="P138"/>
                </table:table-cell>
                <table:table-cell table:style-name="Table2.A3" office:value-type="string">
                  <text:p text:style-name="P139"/>
                </table:table-cell>
              </table:table-row>
              <table:table-row table:style-name="Table2.2">
                <table:table-cell table:style-name="Table2.A3" office:value-type="string">
                  <text:p text:style-name="P57"><text:placeholder text:placeholder-type="text">&lt;for each="packaging in o.packaging_ids"&gt;</text:placeholder></text:p>
                </table:table-cell>
                <table:table-cell table:style-name="Table2.A3" office:value-type="string">
                  <text:p text:style-name="P138"/>
                </table:table-cell>
                <table:table-cell table:style-name="Table2.A3" office:value-type="string">
                  <text:p text:style-name="P139"/>
                </table:table-cell>
              </table:table-row>
              <table:table-row table:style-name="Table2.2">
                <table:table-cell table:style-name="Table2.A3" office:value-type="string">
                  <text:p text:style-name="P57"><text:placeholder text:placeholder-type="text">&lt;packaging.external_packaging_type_id.name&gt;</text:placeholder></text:p>
                </table:table-cell>
                <table:table-cell table:style-name="Table2.A3" office:value-type="string">
                  <text:p text:style-name="P58"><text:placeholder text:placeholder-type="text">&lt;packaging.external_packaging_material_id.name&gt;</text:placeholder></text:p>
                </table:table-cell>
                <table:table-cell table:style-name="Table2.A3" office:value-type="string">
                  <text:p text:style-name="P59"><text:placeholder text:placeholder-type="text">&lt;packaging.external_quantity&gt;</text:placeholder></text:p>
                </table:table-cell>
              </table:table-row>
              <table:table-row table:style-name="Table2.2">
                <table:table-cell table:style-name="Table2.A3" office:value-type="string">
                  <text:p text:style-name="P57"><text:placeholder text:placeholder-type="text">&lt;/for&gt;</text:placeholder></text:p>
                </table:table-cell>
                <table:table-cell table:style-name="Table2.A3" office:value-type="string">
                  <text:p text:style-name="P138"/>
                </table:table-cell>
                <table:table-cell table:style-name="Table2.A3" office:value-type="string">
                  <text:p text:style-name="P139"/>
                </table:table-cell>
              </table:table-row>
            </table:table>
            <text:p text:style-name="P130"/>
            <text:p text:style-name="P130"/>
            <text:p text:style-name="P130"/>
            <text:p text:style-name="P5"><text:span text:style-name="Fuente_20_de_20_párrafo_20_predeter."><text:span text:style-name="T8">FINALIDADE DO PLEITO:</text:span></text:span><text:span text:style-name="Fuente_20_de_20_párrafo_20_predeter."><text:span text:style-name="T11"> Registro de produto formulado com base em Produto Técnico Equivalente</text:span></text:span></text:p>
          </table:table-cell>
        </table:table-row>
      </table:table>
      <text:h text:style-name="P112" text:outline-level="1"/>
      <text:h text:style-name="P113" text:outline-level="1"><text:span text:style-name="Fuente_20_de_20_párrafo_20_predeter."><text:span text:style-name="T18">1. OBJETIVO DO PARECER:</text:span></text:span></text:h>
      <text:p text:style-name="P13"/>
      <text:p text:style-name="Texto_20_independiente"><text:span text:style-name="Fuente_20_de_20_párrafo_20_predeter."><text:span text:style-name="T10">Fornecer dados e informações técnicas para suporte da eficácia e praticabilidade agronômica, na submissão do produto </text:span></text:span><text:bookmark-start text:name="bkmProName2"/><text:span text:style-name="Fuente_20_de_20_párrafo_20_predeter."><text:span text:style-name="T34"><text:placeholder text:placeholder-type="text">&lt;o.formulated_product_id.name&gt;</text:placeholder></text:span></text:span><text:bookmark-end text:name="bkmProName2"/><text:span text:style-name="Fuente_20_de_20_párrafo_20_predeter."><text:span text:style-name="T10">, </text:span></text:span><text:bookmark-start text:name="bkmProClass2"/><text:span text:style-name="Fuente_20_de_20_párrafo_20_predeter."><text:span text:style-name="T35"><text:placeholder text:placeholder-type="text">&lt;o.agronomic_class_id.name&gt;</text:placeholder></text:span></text:span><text:bookmark-end text:name="bkmProClass2"/><text:span text:style-name="Fuente_20_de_20_párrafo_20_predeter."><text:span text:style-name="T10"> dos grupos químicos </text:span></text:span><text:bookmark-start text:name="bmkProdGrup1"/><text:bookmark-start text:name="bkmAIChemicalGroup2"/><text:span text:style-name="Fuente_20_de_20_párrafo_20_predeter."><text:span text:style-name="T37"><text:placeholder text:placeholder-type="text">&lt;for each="ing in cqqs(o,'chemical')"&gt;</text:placeholder></text:span></text:span><text:bookmark-end text:name="bmkProdGrup1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ingredient_id.ingredient_group_id.name&gt;</text:placeholder></text:span></text:span><text:span text:style-name="Fuente_20_de_20_párrafo_20_predeter."><text:span text:style-name="T39"> - </text:span></text:span><text:span text:style-name="Fuente_20_de_20_párrafo_20_predeter."><text:span text:style-name="T39"><text:placeholder text:placeholder-type="text">&lt;/for&gt;</text:placeholder></text:span></text:span><text:bookmark-end text:name="bkmAIChemicalGroup2"/><text:span text:style-name="Fuente_20_de_20_párrafo_20_predeter."><text:span text:style-name="T10"> junto ao Ministério de Agricultura, Pecuária e do Abastecimento para fins de registro. </text:span></text:span></text:p>
      <text:h text:style-name="P117" text:outline-level="2"/>
      <text:h text:style-name="P117" text:outline-level="2">2. INTRODUÇÃO:</text:h>
      <text:p text:style-name="P12"/>
      <text:p text:style-name="P16">2.1 Características do I.A.</text:p>
      <text:p text:style-name="P134"><text:span text:style-name="Fuente_20_de_20_párrafo_20_predeter."><text:span text:style-name="T37"><text:placeholder text:placeholder-type="text">&lt;for each="ing in cqqs(o,'chemical')"&gt;</text:placeholder></text:span></text:span></text:p>
      <text:p text:style-name="Lista_20_con_20_viñetas"/>
      <text:p text:style-name="Lista_20_con_20_viñetas">Nome Comum do Ingrediente Ativo: <text:bookmark-start text:name="bkmAIName2"/>Product/Active ingredient/Common name<text:bookmark-end text:name="bkmAIName2"/> </text:p>
      <text:p text:style-name="P27">Nome Químico: </text:p>
      <text:p text:style-name="P134"><text:bookmark-start text:name="bkmAIName8"/><text:bookmark-end text:name="bkmAIName8"/><text:span text:style-name="Fuente_20_de_20_párrafo_20_predeter."><text:span text:style-name="T37"><text:s/></text:span></text:span><text:span text:style-name="Fuente_20_de_20_párrafo_20_predeter."><text:span text:style-name="T39"><text:placeholder text:placeholder-type="text">&lt;ing.ingredient_id.name&gt;</text:placeholder></text:span></text:span><text:span text:style-name="Fuente_20_de_20_párrafo_20_predeter."><text:span text:style-name="T39"> </text:span></text:span><text:bookmark-start text:name="bkmAIChemicalNames"/></text:p>
      <text:p text:style-name="P19"><text:bookmark-end text:name="bkmAIChemicalNames"/></text:p>
      <text:p text:style-name="P28">Fórmula bruta: </text:p>
      <text:p text:style-name="P149"><text:span text:style-name="Fuente_20_de_20_párrafo_20_predeter."><text:span text:style-name="T3"><text:placeholder text:placeholder-type="text">&lt;ing.ingredient_id.ingredient_group_id.name&gt;</text:placeholder></text:span></text:span><text:bookmark-start text:name="bkmAIMolecFormulas"/></text:p>
      <text:p text:style-name="P28"><text:bookmark-end text:name="bkmAIMolecFormulas"/></text:p>
      <text:p text:style-name="P28">Massa molecular: <text:s/></text:p>
      <text:p text:style-name="P147"><text:span text:style-name="Fuente_20_de_20_párrafo_20_predeter."><text:span text:style-name="T6"><text:placeholder text:placeholder-type="text">&lt;ing.ingredient_id.molecular_weight&gt;</text:placeholder></text:span></text:span><text:span text:style-name="Fuente_20_de_20_párrafo_20_predeter."><text:span text:style-name="T6"> <text:s/></text:span></text:span><text:span text:style-name="Fuente_20_de_20_párrafo_20_predeter."><text:span text:style-name="T6"><text:placeholder text:placeholder-type="text">&lt;ing.ingredient_id.mol_weight_uom_id.name&gt;</text:placeholder></text:span></text:span><text:bookmark-start text:name="bkmProAIWeigths"/></text:p>
      <text:p text:style-name="P28"><text:bookmark-end text:name="bkmProAIWeigths"/></text:p>
      <text:p text:style-name="P21"><text:soft-page-break/>Densidade: <text:s/></text:p>
      <text:p text:style-name="P148"><text:span text:style-name="Fuente_20_de_20_párrafo_20_predeter."><text:span text:style-name="T6"><text:placeholder text:placeholder-type="text">&lt;ing.ingredient_id.density&gt;</text:placeholder></text:span></text:span><text:span text:style-name="Fuente_20_de_20_párrafo_20_predeter."><text:span text:style-name="T6"> <text:s/></text:span></text:span><text:span text:style-name="Fuente_20_de_20_párrafo_20_predeter."><text:span text:style-name="T6"><text:placeholder text:placeholder-type="text">&lt;ing.ingredient_id.density_uom_id.name&gt;</text:placeholder></text:span></text:span><text:bookmark-start text:name="bkmDensidade"/></text:p>
      <text:p text:style-name="P30"><text:bookmark-end text:name="bkmDensidade"/></text:p>
      <text:p text:style-name="P30">Solubilidade em água: </text:p>
      <text:p text:style-name="P150"><text:span text:style-name="Fuente_20_de_20_párrafo_20_predeter."><text:span text:style-name="T6"><text:placeholder text:placeholder-type="text">&lt;ing.ingredient_id.solubility&gt;</text:placeholder></text:span></text:span><text:span text:style-name="Fuente_20_de_20_párrafo_20_predeter."><text:span text:style-name="T6"> <text:s/></text:span></text:span><text:span text:style-name="Fuente_20_de_20_párrafo_20_predeter."><text:span text:style-name="T6"><text:placeholder text:placeholder-type="text">&lt;ing.ingredient_id.solubility_uom_id.name&gt;</text:placeholder></text:span></text:span><text:bookmark-start text:name="bkmSolubilidade"/></text:p>
      <text:p text:style-name="P20"/>
      <text:p text:style-name="P132"><text:bookmark-end text:name="bkmSolubilidade"/><text:span text:style-name="Fuente_20_de_20_párrafo_20_predeter."><text:span text:style-name="T42"><text:placeholder text:placeholder-type="text">&lt;/for&gt;</text:placeholder></text:span></text:span></text:p>
      <text:p text:style-name="P8"><text:span text:style-name="Fuente_20_de_20_párrafo_20_predeter."><text:span text:style-name="T8">2.2. Características do produto formulado (</text:span></text:span><text:bookmark-start text:name="bkmProName3"/><text:span text:style-name="Fuente_20_de_20_párrafo_20_predeter."><text:span text:style-name="T8">Product/Formulated/Name</text:span></text:span><text:bookmark-end text:name="bkmProName3"/><text:span text:style-name="Fuente_20_de_20_párrafo_20_predeter."><text:span text:style-name="T8">):</text:span></text:span></text:p>
      <text:p text:style-name="P16"/>
      <text:p text:style-name="Lista_20_con_20_viñetas">Tipo de Formulação: <text:bookmark-start text:name="bkmProFormulation2"/><text:span text:style-name="Fuente_20_de_20_párrafo_20_predeter."><text:span text:style-name="T35"><text:placeholder text:placeholder-type="text">&lt;o.formulation_type_id.name&gt;</text:placeholder></text:span></text:span><text:bookmark-end text:name="bkmProFormulation2"/></text:p>
      <text:p text:style-name="P5"><text:span text:style-name="Fuente_20_de_20_párrafo_20_predeter."><text:span text:style-name="T8">Concentração do Ingrediente Ativo:</text:span></text:span><text:span text:style-name="Fuente_20_de_20_párrafo_20_predeter."><text:span text:style-name="T11"> </text:span></text:span><text:bookmark-start text:name="bkmAIName71"/><text:bookmark-start text:name="bkmAIConcentration2"/><text:span text:style-name="Fuente_20_de_20_párrafo_20_predeter."><text:span text:style-name="T37"><text:placeholder text:placeholder-type="text">&lt;for each="ing in cqqs(o,'chemical')"&gt;</text:placeholder></text:span></text:span><text:bookmark-end text:name="bkmAIName71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declared_concentration&gt;</text:placeholder></text:span></text:span><text:span text:style-name="Fuente_20_de_20_párrafo_20_predeter."><text:span text:style-name="T39"> </text:span></text:span><text:span text:style-name="Fuente_20_de_20_párrafo_20_predeter."><text:span text:style-name="T39"><text:placeholder text:placeholder-type="text">&lt;/for&gt;</text:placeholder></text:span></text:span><text:bookmark-end text:name="bkmAIConcentration2"/></text:p>
      <text:p text:style-name="P9"><text:span text:style-name="Fuente_20_de_20_párrafo_20_predeter."><text:span text:style-name="T8">Grupo Químico</text:span></text:span><text:span text:style-name="Fuente_20_de_20_párrafo_20_predeter."><text:span text:style-name="T11">: </text:span></text:span><text:bookmark-start text:name="bmkProdGrup2"/><text:bookmark-start text:name="bkmAIChemicalGroup3"/><text:span text:style-name="Fuente_20_de_20_párrafo_20_predeter."><text:span text:style-name="T37"><text:placeholder text:placeholder-type="text">&lt;for each="ing in cqqs(o,'chemical')"&gt;</text:placeholder></text:span></text:span><text:bookmark-end text:name="bmkProdGrup2"/><text:span text:style-name="Fuente_20_de_20_párrafo_20_predeter."><text:span text:style-name="T37"> </text:span></text:span><text:span text:style-name="Fuente_20_de_20_párrafo_20_predeter."><text:span text:style-name="T39"><text:placeholder text:placeholder-type="text">&lt;ing.ingredient_id.ingredient_group_id.name&gt;</text:placeholder></text:span></text:span><text:span text:style-name="Fuente_20_de_20_párrafo_20_predeter."><text:span text:style-name="T39"> - </text:span></text:span><text:span text:style-name="Fuente_20_de_20_párrafo_20_predeter."><text:span text:style-name="T39"><text:placeholder text:placeholder-type="text">&lt;/for&gt;</text:placeholder></text:span></text:span><text:bookmark-end text:name="bkmAIChemicalGroup3"/></text:p>
      <text:p text:style-name="Lista_20_con_20_viñetas">Classe: <text:bookmark-start text:name="bkmProClass3"/><text:span text:style-name="Fuente_20_de_20_párrafo_20_predeter."><text:span text:style-name="T35"><text:placeholder text:placeholder-type="text">&lt;o.agronomic_class_id.name&gt;</text:placeholder></text:span></text:span><text:bookmark-end text:name="bkmProClass3"/></text:p>
      <text:p text:style-name="Lista_20_con_20_viñetas">Prazo de validade do produto: <text:span text:style-name="Fuente_20_de_20_párrafo_20_predeter."><text:span text:style-name="T26">2 </text:span></text:span><text:span text:style-name="Fuente_20_de_20_párrafo_20_predeter."><text:span text:style-name="T25">anos, quando em boas condições de armazenagem e conservado na embalagem original, não violada</text:span></text:span>.</text:p>
      <text:p text:style-name="P23"/>
      <text:h text:style-name="P118" text:outline-level="5"><text:span text:style-name="Fuente_20_de_20_párrafo_20_predeter."><text:span text:style-name="T19">2.3. </text:span></text:span><text:span text:style-name="Fuente_20_de_20_párrafo_20_predeter."><text:span text:style-name="T20">Modo de ação:</text:span></text:span></text:h>
      <text:p text:style-name="P12"/>
      <text:p text:style-name="Lista_20_con_20_viñetas">- Comportamento Ambiental:</text:p>
      <text:p text:style-name="Lista_20_con_20_viñetas"/>
      <text:p text:style-name="Lista_20_con_20_viñetas">D-1.1 Toxicidade para Microorganismos: Transformação do Carbono</text:p>
      <text:p text:style-name="P61"/>
      <text:p text:style-name="P75"><text:placeholder text:placeholder-type="text">&lt;for each="study in studies(o, 'Toxicidade para microorganismos - Ciclo de Nitrogênio')"&gt;</text:placeholder></text:p>
      <text:p text:style-name="P77"><text:span text:style-name="T43">Resumo</text:span><text:span text:style-name="T45">:</text:span></text:p>
      <text:p text:style-name="P77"><text:span text:style-name="T45"><text:s/></text:span><text:span text:style-name="T54"><text:placeholder text:placeholder-type="text">&lt;study.summary_pt&gt;</text:placeholder></text:span></text:p>
      <text:p text:style-name="P69"><text:span text:style-name="T55">Resultado</text:span><text:span text:style-name="T54">:</text:span></text:p>
      <text:p text:style-name="P69"><text:span text:style-name="T54"><text:s/></text:span><text:span text:style-name="T54"><text:placeholder text:placeholder-type="text">&lt;study.result_pt&gt;</text:placeholder></text:span></text:p>
      <text:p text:style-name="P157"><text:span text:style-name="T46">Ref</text:span><text:span text:style-name="T48">.: </text:span><text:span text:style-name="T49"><text:placeholder text:placeholder-type="text">&lt;study.reference&gt;</text:placeholder></text:span><text:span text:style-name="T49">, </text:span><text:span text:style-name="T49"><text:placeholder text:placeholder-type="text">&lt;study.name&gt;</text:placeholder></text:span><text:span text:style-name="T49">,</text:span><text:span text:style-name="T49"><text:placeholder text:placeholder-type="text">&lt;study.laboratory_id.name&gt;</text:placeholder></text:span><text:span text:style-name="T49">, </text:span><text:span text:style-name="T49"><text:placeholder text:placeholder-type="text">&lt;study.director_author_id.name&gt;</text:placeholder></text:span><text:span text:style-name="T49">, <text:s text:c="5"/></text:span><text:span text:style-name="T49"><text:placeholder text:placeholder-type="text">&lt;study.number_of_pages&gt;</text:placeholder></text:span><text:span text:style-name="T49"> pag, </text:span><text:span text:style-name="T49"><text:placeholder text:placeholder-type="text">&lt;study.end_date&gt;</text:placeholder></text:span><text:span text:style-name="T48"> </text:span></text:p>
      <text:p text:style-name="P63"/>
      <text:p text:style-name="P60"><text:placeholder text:placeholder-type="text">&lt;/for&gt;</text:placeholder></text:p>
      <text:p text:style-name="Lista_20_con_20_viñetas">D-1.2 Toxicidade para Microorganismos: Transformação do Nitrogênio</text:p>
      <text:p text:style-name="P61"/>
      <text:p text:style-name="P75"><text:placeholder text:placeholder-type="text">&lt;for each="study in studies(o, 'Toxicidade para microorganismos - Ciclo do Carbono')"&gt;</text:placeholder></text:p>
      <text:p text:style-name="P77"><text:span text:style-name="T43">Resumo</text:span><text:span text:style-name="T45">: </text:span></text:p>
      <text:p text:style-name="P78"><text:placeholder text:placeholder-type="text">&lt;study.summary_pt&gt;</text:placeholder></text:p>
      <text:p text:style-name="P69"><text:span text:style-name="T55">Resultado</text:span><text:span text:style-name="T54">:</text:span></text:p>
      <text:p text:style-name="P69"><text:span text:style-name="T54"><text:s/></text:span><text:span text:style-name="T54"><text:placeholder text:placeholder-type="text">&lt;study.result_pt&gt;</text:placeholder></text:span></text:p>
      <text:p text:style-name="P157"><text:span text:style-name="T56">Ref</text:span><text:span text:style-name="T57">.: </text:span><text:span text:style-name="T57"><text:placeholder text:placeholder-type="text">&lt;study.reference&gt;</text:placeholder></text:span><text:span text:style-name="T57">, </text:span><text:span text:style-name="T57"><text:placeholder text:placeholder-type="text">&lt;study.name&gt;</text:placeholder></text:span><text:span text:style-name="T57">,</text:span><text:span text:style-name="T57"><text:placeholder text:placeholder-type="text">&lt;study.laboratory_id.name&gt;</text:placeholder></text:span><text:span text:style-name="T57">,</text:span><text:span text:style-name="T49"> </text:span><text:span text:style-name="T49"><text:placeholder text:placeholder-type="text">&lt;study.director_author_id.name&gt;</text:placeholder></text:span><text:span text:style-name="T49">, <text:s text:c="5"/></text:span><text:span text:style-name="T49"><text:placeholder text:placeholder-type="text">&lt;study.number_of_pages&gt;</text:placeholder></text:span><text:span text:style-name="T49"> pag, </text:span><text:span text:style-name="T49"><text:placeholder text:placeholder-type="text">&lt;study.end_date&gt;</text:placeholder></text:span><text:span text:style-name="T48"> </text:span></text:p>
      <text:p text:style-name="P63"/>
      <text:p text:style-name="P64"><text:placeholder text:placeholder-type="text">&lt;/for&gt;</text:placeholder></text:p>
      <text:p text:style-name="P28">D-2 Toxicidade Para Algas:</text:p>
      <text:p text:style-name="P61"/>
      <text:p text:style-name="P75"><text:placeholder text:placeholder-type="text">&lt;for each="study in studies(o, 'Toxicidade para algas')"&gt;</text:placeholder></text:p>
      <text:p text:style-name="P77"><text:span text:style-name="T43">Resumo</text:span><text:span text:style-name="T45">:</text:span></text:p>
      <text:p text:style-name="P77"><text:span text:style-name="T45"><text:s/></text:span><text:span text:style-name="T54"><text:placeholder text:placeholder-type="text">&lt;study.summary_pt&gt;</text:placeholder></text:span></text:p>
      <text:p text:style-name="P69"><text:span text:style-name="T55">Resultado</text:span><text:span text:style-name="T54">:</text:span></text:p>
      <text:p text:style-name="P69"><text:span text:style-name="T54"><text:s/></text:span><text:span text:style-name="T54"><text:placeholder text:placeholder-type="text">&lt;study.result_pt&gt;</text:placeholder></text:span></text:p>
      <text:p text:style-name="P157"><text:soft-page-break/><text:span text:style-name="T56">Ref</text:span><text:span text:style-name="T57">.: </text:span><text:span text:style-name="T57"><text:placeholder text:placeholder-type="text">&lt;study.reference&gt;</text:placeholder></text:span><text:span text:style-name="T57">, </text:span><text:span text:style-name="T57"><text:placeholder text:placeholder-type="text">&lt;study.name&gt;</text:placeholder></text:span><text:span text:style-name="T57">,</text:span><text:span text:style-name="T57"><text:placeholder text:placeholder-type="text">&lt;study.laboratory_id.name&gt;</text:placeholder></text:span><text:span text:style-name="T57">,</text:span><text:span text:style-name="T49"> </text:span><text:span text:style-name="T49"><text:placeholder text:placeholder-type="text">&lt;study.director_author_id.name&gt;</text:placeholder></text:span><text:span text:style-name="T49">, <text:s text:c="5"/></text:span><text:span text:style-name="T49"><text:placeholder text:placeholder-type="text">&lt;study.number_of_pages&gt;</text:placeholder></text:span><text:span text:style-name="T49"> pag, </text:span><text:span text:style-name="T49"><text:placeholder text:placeholder-type="text">&lt;study.end_date&gt;</text:placeholder></text:span><text:span text:style-name="T48"> </text:span></text:p>
      <text:p text:style-name="P63"/>
      <text:p text:style-name="P68"><text:placeholder text:placeholder-type="text">&lt;/for&gt;</text:placeholder></text:p>
      <text:p text:style-name="Lista_20_con_20_viñetas">D-3 Toxicidade Para Organismos do Solo:</text:p>
      <text:p text:style-name="P61"/>
      <text:p text:style-name="P75"><text:placeholder text:placeholder-type="text">&lt;for each="study in studies(o, 'Toxicidade para organismos do solo')"&gt;</text:placeholder></text:p>
      <text:p text:style-name="P77"><text:span text:style-name="T43">Resumo</text:span><text:span text:style-name="T45">:</text:span></text:p>
      <text:p text:style-name="P77"><text:span text:style-name="T45"><text:s/></text:span><text:span text:style-name="T54"><text:placeholder text:placeholder-type="text">&lt;study.summary_pt&gt;</text:placeholder></text:span></text:p>
      <text:p text:style-name="P69"><text:span text:style-name="T55">Resultado</text:span><text:span text:style-name="T54">:</text:span></text:p>
      <text:p text:style-name="P69"><text:span text:style-name="T54"><text:s/></text:span><text:span text:style-name="T54"><text:placeholder text:placeholder-type="text">&lt;study.result_pt&gt;</text:placeholder></text:span></text:p>
      <text:p text:style-name="P157"><text:span text:style-name="T56">Ref</text:span><text:span text:style-name="T57">.: </text:span><text:span text:style-name="T57"><text:placeholder text:placeholder-type="text">&lt;study.reference&gt;</text:placeholder></text:span><text:span text:style-name="T57">, </text:span><text:span text:style-name="T57"><text:placeholder text:placeholder-type="text">&lt;study.name&gt;</text:placeholder></text:span><text:span text:style-name="T57">,</text:span><text:span text:style-name="T57"><text:placeholder text:placeholder-type="text">&lt;study.laboratory_id.name&gt;</text:placeholder></text:span><text:span text:style-name="T57">,</text:span><text:span text:style-name="T49"> </text:span><text:span text:style-name="T49"><text:placeholder text:placeholder-type="text">&lt;study.director_author_id.name&gt;</text:placeholder></text:span><text:span text:style-name="T49">, <text:s text:c="5"/></text:span><text:span text:style-name="T49"><text:placeholder text:placeholder-type="text">&lt;study.number_of_pages&gt;</text:placeholder></text:span><text:span text:style-name="T49"> pag, </text:span><text:span text:style-name="T49"><text:placeholder text:placeholder-type="text">&lt;study.end_date&gt;</text:placeholder></text:span><text:span text:style-name="T48"> </text:span></text:p>
      <text:p text:style-name="P63"/>
      <text:p text:style-name="P65"><text:placeholder text:placeholder-type="text">&lt;/for&gt;</text:placeholder></text:p>
      <text:p text:style-name="Lista_20_con_20_viñetas">D-4 Toxicidade Para Abelhas:</text:p>
      <text:p text:style-name="P61"/>
      <text:p text:style-name="P75"><text:placeholder text:placeholder-type="text">&lt;for each="study in studies(o, 'Toxicidade para abelhas')"&gt;</text:placeholder></text:p>
      <text:p text:style-name="P77"><text:span text:style-name="T43">Resumo</text:span><text:span text:style-name="T45">:</text:span></text:p>
      <text:p text:style-name="P77"><text:span text:style-name="T45"><text:s/></text:span><text:span text:style-name="T54"><text:placeholder text:placeholder-type="text">&lt;study.summary_pt&gt;</text:placeholder></text:span></text:p>
      <text:p text:style-name="P69"><text:span text:style-name="T55">Resultado</text:span><text:span text:style-name="T54">: </text:span></text:p>
      <text:p text:style-name="P70"><text:placeholder text:placeholder-type="text">&lt;study.result_pt&gt;</text:placeholder></text:p>
      <text:p text:style-name="P157"><text:span text:style-name="T56">Ref</text:span><text:span text:style-name="T57">.: </text:span><text:span text:style-name="T57"><text:placeholder text:placeholder-type="text">&lt;study.reference&gt;</text:placeholder></text:span><text:span text:style-name="T57">, </text:span><text:span text:style-name="T57"><text:placeholder text:placeholder-type="text">&lt;study.name&gt;</text:placeholder></text:span><text:span text:style-name="T57">,</text:span><text:span text:style-name="T57"><text:placeholder text:placeholder-type="text">&lt;study.laboratory_id.name&gt;</text:placeholder></text:span><text:span text:style-name="T57">,</text:span><text:span text:style-name="T49"> </text:span><text:span text:style-name="T49"><text:placeholder text:placeholder-type="text">&lt;study.director_author_id.name&gt;</text:placeholder></text:span><text:span text:style-name="T49">, <text:s text:c="5"/></text:span><text:span text:style-name="T49"><text:placeholder text:placeholder-type="text">&lt;study.number_of_pages&gt;</text:placeholder></text:span><text:span text:style-name="T49"> pag, </text:span><text:span text:style-name="T49"><text:placeholder text:placeholder-type="text">&lt;study.end_date&gt;</text:placeholder></text:span><text:span text:style-name="T48"> </text:span></text:p>
      <text:p text:style-name="P63"/>
      <text:p text:style-name="P65"><text:placeholder text:placeholder-type="text">&lt;/for&gt;</text:placeholder></text:p>
      <text:p text:style-name="Lista_20_con_20_viñetas">D-5.1 Toxicidade Aguda Para Microcrustáceo:</text:p>
      <text:p text:style-name="P61"/>
      <text:p text:style-name="P75"><text:placeholder text:placeholder-type="text">&lt;for each="study in studies(o, 'Toxicidade aguda para microcrustáceos')"&gt;</text:placeholder></text:p>
      <text:p text:style-name="P77"><text:span text:style-name="T43">Resumo</text:span><text:span text:style-name="T45">: </text:span></text:p>
      <text:p text:style-name="P78"><text:placeholder text:placeholder-type="text">&lt;study.summary_pt&gt;</text:placeholder></text:p>
      <text:p text:style-name="P69"><text:span text:style-name="T55">Resultado</text:span><text:span text:style-name="T54">:</text:span></text:p>
      <text:p text:style-name="P69"><text:span text:style-name="T54"><text:s/></text:span><text:span text:style-name="T54"><text:placeholder text:placeholder-type="text">&lt;study.result_pt&gt;</text:placeholder></text:span></text:p>
      <text:p text:style-name="P157"><text:span text:style-name="T56">Ref</text:span><text:span text:style-name="T57">.: </text:span><text:span text:style-name="T57"><text:placeholder text:placeholder-type="text">&lt;study.reference&gt;</text:placeholder></text:span><text:span text:style-name="T57">, </text:span><text:span text:style-name="T57"><text:placeholder text:placeholder-type="text">&lt;study.name&gt;</text:placeholder></text:span><text:span text:style-name="T57">,</text:span><text:span text:style-name="T57"><text:placeholder text:placeholder-type="text">&lt;study.laboratory_id.name&gt;</text:placeholder></text:span><text:span text:style-name="T57">,</text:span><text:span text:style-name="T49"> </text:span><text:span text:style-name="T49"><text:placeholder text:placeholder-type="text">&lt;study.director_author_id.name&gt;</text:placeholder></text:span><text:span text:style-name="T49">, <text:s text:c="5"/></text:span><text:span text:style-name="T49"><text:placeholder text:placeholder-type="text">&lt;study.number_of_pages&gt;</text:placeholder></text:span><text:span text:style-name="T49"> pag, </text:span><text:span text:style-name="T49"><text:placeholder text:placeholder-type="text">&lt;study.end_date&gt;</text:placeholder></text:span><text:span text:style-name="T48"> </text:span></text:p>
      <text:p text:style-name="P63"/>
      <text:p text:style-name="P66"><text:placeholder text:placeholder-type="text">&lt;/for&gt;</text:placeholder></text:p>
      <text:p text:style-name="Lista_20_con_20_viñetas">D-6.1 Toxicidade Aguda Para Peixes:</text:p>
      <text:p text:style-name="P61"/>
      <text:p text:style-name="P75"><text:placeholder text:placeholder-type="text">&lt;for each="study in studies(o, 'Toxicidade aguda para peixes')"&gt;</text:placeholder></text:p>
      <text:p text:style-name="P77"><text:span text:style-name="T43">Resumo</text:span><text:span text:style-name="T45">: </text:span></text:p>
      <text:p text:style-name="P78"><text:placeholder text:placeholder-type="text">&lt;study.summary_pt&gt;</text:placeholder></text:p>
      <text:p text:style-name="P69"><text:span text:style-name="T55">Resultado</text:span><text:span text:style-name="T54">: </text:span></text:p>
      <text:p text:style-name="P70"><text:placeholder text:placeholder-type="text">&lt;study.result_pt&gt;</text:placeholder></text:p>
      <text:p text:style-name="P157"><text:span text:style-name="T56">Ref</text:span><text:span text:style-name="T57">.: </text:span><text:span text:style-name="T57"><text:placeholder text:placeholder-type="text">&lt;study.reference&gt;</text:placeholder></text:span><text:span text:style-name="T57">, </text:span><text:span text:style-name="T57"><text:placeholder text:placeholder-type="text">&lt;study.name&gt;</text:placeholder></text:span><text:span text:style-name="T57">,</text:span><text:span text:style-name="T57"><text:placeholder text:placeholder-type="text">&lt;study.laboratory_id.name&gt;</text:placeholder></text:span><text:span text:style-name="T57">,</text:span><text:span text:style-name="T49"> </text:span><text:span text:style-name="T49"><text:placeholder text:placeholder-type="text">&lt;study.director_author_id.name&gt;</text:placeholder></text:span><text:span text:style-name="T49">, <text:s text:c="5"/></text:span><text:span text:style-name="T49"><text:placeholder text:placeholder-type="text">&lt;study.number_of_pages&gt;</text:placeholder></text:span><text:span text:style-name="T49"> pag, </text:span><text:span text:style-name="T49"><text:placeholder text:placeholder-type="text">&lt;study.end_date&gt;</text:placeholder></text:span><text:span text:style-name="T48"> </text:span></text:p>
      <text:p text:style-name="P63"/>
      <text:p text:style-name="P67"><text:placeholder text:placeholder-type="text">&lt;/for&gt;</text:placeholder></text:p>
      <text:p text:style-name="Lista_20_con_20_viñetas">D-8.1 Toxicidade Para Aves - Dose Única:</text:p>
      <text:p text:style-name="P62"/>
      <text:p text:style-name="P75"><text:placeholder text:placeholder-type="text">&lt;for each="study in studies(o, 'Toxicidade dose única (aves)')"&gt;</text:placeholder></text:p>
      <text:p text:style-name="P77"><text:span text:style-name="T43">Resumo</text:span><text:span text:style-name="T45">:</text:span></text:p>
      <text:p text:style-name="P77"><text:soft-page-break/><text:span text:style-name="T45"><text:s/></text:span><text:span text:style-name="T54"><text:placeholder text:placeholder-type="text">&lt;study.summary_pt&gt;</text:placeholder></text:span></text:p>
      <text:p text:style-name="P69"><text:span text:style-name="T55">Resultado</text:span><text:span text:style-name="T54">:</text:span></text:p>
      <text:p text:style-name="P69"><text:span text:style-name="T54"><text:s/></text:span><text:span text:style-name="T54"><text:placeholder text:placeholder-type="text">&lt;study.result_pt&gt;</text:placeholder></text:span></text:p>
      <text:p text:style-name="P157"><text:span text:style-name="T56">Ref</text:span><text:span text:style-name="T57">.: </text:span><text:span text:style-name="T57"><text:placeholder text:placeholder-type="text">&lt;study.reference&gt;</text:placeholder></text:span><text:span text:style-name="T57">, </text:span><text:span text:style-name="T57"><text:placeholder text:placeholder-type="text">&lt;study.name&gt;</text:placeholder></text:span><text:span text:style-name="T57">,</text:span><text:span text:style-name="T57"><text:placeholder text:placeholder-type="text">&lt;study.laboratory_id.name&gt;</text:placeholder></text:span><text:span text:style-name="T57">,</text:span><text:span text:style-name="T49"> </text:span><text:span text:style-name="T49"><text:placeholder text:placeholder-type="text">&lt;study.director_author_id.name&gt;</text:placeholder></text:span><text:span text:style-name="T49">, <text:s text:c="5"/></text:span><text:span text:style-name="T49"><text:placeholder text:placeholder-type="text">&lt;study.number_of_pages&gt;</text:placeholder></text:span><text:span text:style-name="T49"> pag, </text:span><text:span text:style-name="T49"><text:placeholder text:placeholder-type="text">&lt;study.end_date&gt;</text:placeholder></text:span><text:span text:style-name="T48"> </text:span></text:p>
      <text:p text:style-name="P63"/>
      <text:p text:style-name="P51"><text:placeholder text:placeholder-type="text">&lt;/for&gt;</text:placeholder></text:p>
      <text:p text:style-name="Lista_20_con_20_viñetas"><text:span text:style-name="Fuente_20_de_20_párrafo_20_predeter."><text:span text:style-name="T21"><text:s/></text:span></text:span>- Persistência (informar a degradabilidade do produto, metabólitos, fotólise, hidrólise e meia vida no solo); Mobilidade; Comportamento na água e Comportamento em plantas;</text:p>
      <text:p text:style-name="P31"/>
      <text:p text:style-name="P29"><text:span text:style-name="Fuente_20_de_20_párrafo_20_predeter."><text:span text:style-name="T22">Não se aplica. Trata-se de Registro de Produto Técnico por Equivalência, e, portanto, as características toxicológicas são equivalentes ao produto técnico de referência </text:span></text:span><text:bookmark-start text:name="bkmProName4"/><text:span text:style-name="Fuente_20_de_20_párrafo_20_predeter."><text:span text:style-name="T22">Product/Technical/Name</text:span></text:span><text:bookmark-end text:name="bkmProName4"/><text:span text:style-name="Fuente_20_de_20_párrafo_20_predeter."><text:span text:style-name="T22">, registro no MAPA </text:span></text:span><text:bookmark-start text:name="bkmProMapa"/><text:span text:style-name="Fuente_20_de_20_párrafo_20_predeter."><text:span text:style-name="T22">Process/Federal registration/MAPA protocol</text:span></text:span><text:bookmark-end text:name="bkmProMapa"/><text:span text:style-name="Fuente_20_de_20_párrafo_20_predeter."><text:span text:style-name="T22">, de acordo com Lista Positiva de Produtos Técnicos de Referência, emitida pela ANVISA.</text:span></text:span></text:p>
      <text:p text:style-name="P34"/>
      <text:h text:style-name="P114" text:outline-level="1"><text:bookmark-start text:name="bmkEficProdNaoRes"/>3. SUMÁRIO DOS LAUDOS DE EFICÁCIA E PRATICABILIDADE AGRONÔMICA:</text:h>
      <text:p text:style-name="P15"/>
      <text:p text:style-name="P14">Trata-se de registro de Produto Formulado com base em Produto Técnico Equivalente, e, segundo o Decreto Nº 5.981, de 06 de dezembro de 2006:</text:p>
      <text:p text:style-name="P14"/>
      <text:p text:style-name="P33">“Os estudos de eficiência e praticabilidade constantes dos itens 18.1 e 21.1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33">I - mesmo tipo de formulação; e</text:p>
      <text:p text:style-name="P32">II - mesmas indicações de uso (culturas e doses) e modalidades de emprego já registradas.”</text:p>
      <text:p text:style-name="P12"><text:bookmark-end text:name="bmkEficProdNaoRes"/></text:p>
      <text:h text:style-name="P114" text:outline-level="1"><text:bookmark-start text:name="bmkEficProdRes"/></text:h>
      <text:h text:style-name="P115" text:outline-level="1">3. SUMÁRIO DOS LAUDOS DE EFICÁCIA E PRATICABILIDADE AGRONÔMICA:</text:h>
      <text:p text:style-name="P3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71">Cultura</text:p>
          </table:table-cell>
          <table:table-cell table:style-name="Table8.A1" office:value-type="string">
            <text:p text:style-name="P85">Instituição de Pesquisa</text:p>
          </table:table-cell>
          <table:table-cell table:style-name="Table8.A1" office:value-type="string">
            <text:p text:style-name="P86">Pesquisador</text:p>
          </table:table-cell>
          <table:table-cell table:style-name="Table8.A1" office:value-type="string">
            <text:p text:style-name="P72">Alvo(s) biológico(s)</text:p>
          </table:table-cell>
          <table:table-cell table:style-name="Table8.A1" office:value-type="string">
            <text:p text:style-name="P87">Dose p.c. L/ha</text:p>
          </table:table-cell>
          <table:table-cell table:style-name="Table8.A1" office:value-type="string">
            <text:p text:style-name="P88">Volume de calda</text:p>
          </table:table-cell>
          <table:table-cell table:style-name="Table8.A1" office:value-type="string">
            <text:p text:style-name="P91">Nº de aplicações</text:p>
          </table:table-cell>
        </table:table-row>
        <table:table-row table:style-name="Table8.1">
          <table:table-cell table:style-name="Table8.A1" office:value-type="string">
            <text:p text:style-name="P79"><text:placeholder text:placeholder-type="text">&lt;for each="study in studies(o, 'Efficacy')"&gt;</text:placeholder></text:p>
            <text:p text:style-name="P79"/>
          </table:table-cell>
          <table:table-cell table:style-name="Table8.A1" office:value-type="string">
            <text:p text:style-name="P79"/>
          </table:table-cell>
          <table:table-cell table:style-name="Table8.A1" office:value-type="string">
            <text:p text:style-name="P79"/>
          </table:table-cell>
          <table:table-cell table:style-name="Table8.A1" office:value-type="string">
            <text:p text:style-name="P89"/>
          </table:table-cell>
          <table:table-cell table:style-name="Table8.A1" office:value-type="string">
            <text:p text:style-name="P92"/>
          </table:table-cell>
          <table:table-cell table:style-name="Table8.A1" office:value-type="string">
            <text:p text:style-name="P89"/>
          </table:table-cell>
          <table:table-cell table:style-name="Table8.A1" office:value-type="string">
            <text:p text:style-name="P89"/>
          </table:table-cell>
        </table:table-row>
        <table:table-row table:style-name="Table8.1">
          <table:table-cell table:style-name="Table8.A1" office:value-type="string">
            <text:p text:style-name="P89"><text:placeholder text:placeholder-type="text">&lt;for each="result in study.experimental_result_ids"&gt;</text:placeholder></text:p>
            <text:p text:style-name="P89"/>
            <text:p text:style-name="P89"/>
          </table:table-cell>
          <table:table-cell table:style-name="Table8.A1" office:value-type="string">
            <text:p text:style-name="P79"/>
          </table:table-cell>
          <table:table-cell table:style-name="Table8.A1" office:value-type="string">
            <text:p text:style-name="P79"/>
          </table:table-cell>
          <table:table-cell table:style-name="Table8.A1" office:value-type="string">
            <text:p text:style-name="P89"/>
          </table:table-cell>
          <table:table-cell table:style-name="Table8.A1" office:value-type="string">
            <text:p text:style-name="P89"/>
          </table:table-cell>
          <table:table-cell table:style-name="Table8.A1" office:value-type="string">
            <text:p text:style-name="P89"/>
          </table:table-cell>
          <table:table-cell table:style-name="Table8.A1" office:value-type="string">
            <text:p text:style-name="P89"/>
          </table:table-cell>
        </table:table-row>
        <table:table-row table:style-name="Table8.1">
          <table:table-cell table:style-name="Table8.A1" office:value-type="string">
            <text:p text:style-name="P89"><text:placeholder text:placeholder-type="text">&lt;result.crop_id.common_name&gt;</text:placeholder></text:p>
          </table:table-cell>
          <table:table-cell table:style-name="Table8.A1" office:value-type="string">
            <text:p text:style-name="P79"><text:placeholder text:placeholder-type="text">&lt;study.laboratory_id.name&gt;</text:placeholder></text:p>
          </table:table-cell>
          <table:table-cell table:style-name="Table8.A1" office:value-type="string">
            <text:p text:style-name="P79"><text:placeholder text:placeholder-type="text">&lt;study.director_author_id.name&gt;</text:placeholder></text:p>
          </table:table-cell>
          <table:table-cell table:style-name="Table8.A1" office:value-type="string">
            <text:p text:style-name="P89"><text:placeholder text:placeholder-type="text">&lt;result.crop_id.name&gt;</text:placeholder></text:p>
          </table:table-cell>
          <table:table-cell table:style-name="Table8.A1" office:value-type="string">
            <text:p text:style-name="P89"><text:placeholder text:placeholder-type="text">&lt;result.doses&gt;</text:placeholder></text:p>
          </table:table-cell>
          <table:table-cell table:style-name="Table8.A1" office:value-type="string">
            <text:p text:style-name="P89"><text:placeholder text:placeholder-type="text">&lt;result.volume&gt;</text:placeholder></text:p>
          </table:table-cell>
          <table:table-cell table:style-name="Table8.A1" office:value-type="string">
            <text:p text:style-name="P89"><text:placeholder text:placeholder-type="text">&lt;result.number_of_applications&gt;</text:placeholder></text:p>
          </table:table-cell>
        </table:table-row>
        <table:table-row table:style-name="Table8.1">
          <table:table-cell table:style-name="Table8.A1" office:value-type="string">
            <text:p text:style-name="P89"><text:placeholder text:placeholder-type="text">&lt;/for&gt;</text:placeholder></text:p>
          </table:table-cell>
          <table:table-cell table:style-name="Table8.A1" office:value-type="string">
            <text:p text:style-name="P79"/>
          </table:table-cell>
          <table:table-cell table:style-name="Table8.A1" office:value-type="string">
            <text:p text:style-name="P79"/>
          </table:table-cell>
          <table:table-cell table:style-name="Table8.A1" office:value-type="string">
            <text:p text:style-name="P89"/>
          </table:table-cell>
          <table:table-cell table:style-name="Table8.A1" office:value-type="string">
            <text:p text:style-name="P89"/>
          </table:table-cell>
          <table:table-cell table:style-name="Table8.A1" office:value-type="string">
            <text:p text:style-name="P89"/>
          </table:table-cell>
          <table:table-cell table:style-name="Table8.A1" office:value-type="string">
            <text:p text:style-name="P89"/>
          </table:table-cell>
        </table:table-row>
        <table:table-row table:style-name="Table8.1">
          <table:table-cell table:style-name="Table8.A1" office:value-type="string">
            <text:p text:style-name="P89"><text:placeholder text:placeholder-type="text">&lt;/for&gt;</text:placeholder></text:p>
          </table:table-cell>
          <table:table-cell table:style-name="Table8.A1" office:value-type="string">
            <text:p text:style-name="P79"/>
          </table:table-cell>
          <table:table-cell table:style-name="Table8.A1" office:value-type="string">
            <text:p text:style-name="P79"/>
          </table:table-cell>
          <table:table-cell table:style-name="Table8.A1" office:value-type="string">
            <text:p text:style-name="P89"/>
          </table:table-cell>
          <table:table-cell table:style-name="Table8.A1" office:value-type="string">
            <text:p text:style-name="P89"/>
          </table:table-cell>
          <table:table-cell table:style-name="Table8.A1" office:value-type="string">
            <text:p text:style-name="P89"/>
          </table:table-cell>
          <table:table-cell table:style-name="Table8.A1" office:value-type="string">
            <text:p text:style-name="P89"/>
          </table:table-cell>
        </table:table-row>
      </table:table>
      <text:p text:style-name="P5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3">Laudo</text:p>
          </table:table-cell>
          <table:table-cell table:style-name="Table3.A1" office:value-type="string">
            <text:p text:style-name="P93">Título / Instituição / Autor / Data</text:p>
          </table:table-cell>
        </table:table-row>
        <table:table-row table:style-name="Table3.1">
          <table:table-cell table:style-name="Table3.A1" office:value-type="string">
            <text:p text:style-name="P79"><text:placeholder text:placeholder-type="text">&lt;for each="study in studies(o, 'Efficacy')"&gt;</text:placeholder></text:p>
          </table:table-cell>
          <table:table-cell table:style-name="Table3.A1" office:value-type="string">
            <text:p text:style-name="P94"/>
          </table:table-cell>
        </table:table-row>
        <table:table-row table:style-name="Table3.1">
          <table:table-cell table:style-name="Table3.A1" office:value-type="string">
            <text:p text:style-name="P80"/>
            <text:p text:style-name="P80"><text:s/><text:placeholder text:placeholder-type="text">&lt;study.reference&gt;</text:placeholder></text:p>
            <text:p text:style-name="P95"/>
          </table:table-cell>
          <table:table-cell table:style-name="Table3.A1" office:value-type="string">
            <text:p text:style-name="P79"><text:placeholder text:placeholder-type="text">&lt;study.name&gt;</text:placeholder>. <text:placeholder text:placeholder-type="text">&lt;study.laboratory_id.name&gt;</text:placeholder>. <text:placeholder text:placeholder-type="text">&lt;study.laboratory_id.city&gt;</text:placeholder>. <text:placeholder text:placeholder-type="text">&lt;study.director_author_id.name&gt;</text:placeholder> <text:span text:style-name="T51">(Anexo 21.4.</text:span><text:span text:style-name="T52">x</text:span><text:span text:style-name="T53">)</text:span></text:p>
          </table:table-cell>
        </table:table-row>
        <table:table-row table:style-name="Table3.1">
          <table:table-cell table:style-name="Table3.A1" office:value-type="string">
            <text:p text:style-name="P79"><text:placeholder text:placeholder-type="text">&lt;/for&gt;</text:placeholder></text:p>
          </table:table-cell>
          <table:table-cell table:style-name="Table3.A1" office:value-type="string">
            <text:p text:style-name="P94"/>
          </table:table-cell>
        </table:table-row>
      </table:table>
      <text:p text:style-name="P52"><text:bookmark-start text:name="bkmEF"/></text:p>
      <text:p text:style-name="P79"><text:span text:style-name="Fuente_20_de_20_párrafo_20_predeter."><text:span text:style-name="T15"><text:placeholder text:placeholder-type="text">&lt;for each="study in studies(o, 'Efficacy')"&gt;</text:placeholder></text:span></text:span></text:p>
      <text:p text:style-name="P90"><text:span text:style-name="Fuente_20_de_20_párrafo_20_predeter."><text:span text:style-name="T17"><text:placeholder text:placeholder-type="text">&lt;for each="result in study.experimental_result_ids"&gt;</text:placeholder></text:span></text:span></text:p>
      <text:p text:style-name="P90"><text:span text:style-name="Fuente_20_de_20_párrafo_20_predeter."><text:span text:style-name="T17"/></text:span></text:p>
      <text:p text:style-name="P8"><text:span text:style-name="Fuente_20_de_20_párrafo_20_predeter."><text:span text:style-name="T8">Laudo</text:span></text:span><text:span text:style-name="Fuente_20_de_20_párrafo_20_predeter."><text:span text:style-name="T11"> </text:span></text:span><text:bookmark-start text:name="bkmEFCode"/><text:span text:style-name="Fuente_20_de_20_párrafo_20_predeter."><text:span text:style-name="T16"><text:placeholder text:placeholder-type="text">&lt;study.reference&gt;</text:placeholder></text:span></text:span><text:bookmark-end text:name="bkmEFCode"/></text:p>
      <text:p text:style-name="P8"><text:span text:style-name="Fuente_20_de_20_párrafo_20_predeter."><text:span text:style-name="T8">Cultura: </text:span></text:span><text:bookmark-start text:name="bkmEFCrop"/><text:span text:style-name="Fuente_20_de_20_párrafo_20_predeter."><text:span text:style-name="T15"><text:placeholder text:placeholder-type="text">&lt;result.crop_id.common_name&gt;</text:placeholder></text:span></text:span><text:bookmark-end text:name="bkmEFCrop"/></text:p>
      <text:p text:style-name="P8"><text:span text:style-name="Fuente_20_de_20_párrafo_20_predeter."><text:span text:style-name="T8">Alvo Biológico: </text:span></text:span><text:bookmark-start text:name="bkmEFTarget"/><text:span text:style-name="Fuente_20_de_20_párrafo_20_predeter."><text:span text:style-name="T14"><text:placeholder text:placeholder-type="text">&lt;result.crop_id.name&gt;</text:placeholder></text:span></text:span><text:bookmark-end text:name="bkmEFTarget"/></text:p>
      <text:p text:style-name="P8"><text:span text:style-name="Fuente_20_de_20_párrafo_20_predeter."><text:span text:style-name="T8">Título: </text:span></text:span><text:bookmark-start text:name="bkmEFTitle"/><text:span text:style-name="Fuente_20_de_20_párrafo_20_predeter."><text:span text:style-name="T15"><text:placeholder text:placeholder-type="text">&lt;study.name&gt;</text:placeholder></text:span></text:span><text:bookmark-end text:name="bkmEFTitle"/></text:p>
      <text:p text:style-name="P8"><text:span text:style-name="Fuente_20_de_20_párrafo_20_predeter."><text:span text:style-name="T8">Instituição: </text:span></text:span><text:bookmark-start text:name="bkmEFLaboratory"/><text:span text:style-name="Fuente_20_de_20_párrafo_20_predeter."><text:span text:style-name="T15"><text:placeholder text:placeholder-type="text">&lt;study.laboratory_id.name&gt;</text:placeholder></text:span></text:span><text:bookmark-end text:name="bkmEFLaboratory"/></text:p>
      <text:p text:style-name="P8"><text:soft-page-break/><text:span text:style-name="Fuente_20_de_20_párrafo_20_predeter."><text:span text:style-name="T8">Autor: </text:span></text:span><text:bookmark-start text:name="bkmEFAuthor"/><text:span text:style-name="Fuente_20_de_20_párrafo_20_predeter."><text:span text:style-name="T15"><text:placeholder text:placeholder-type="text">&lt;study.director_author_id.name&gt;</text:placeholder></text:span></text:span><text:bookmark-end text:name="bkmEFAuthor"/></text:p>
      <text:p text:style-name="P8"><text:span text:style-name="Fuente_20_de_20_párrafo_20_predeter."><text:span text:style-name="T8">Resumo: </text:span></text:span><text:bookmark-start text:name="bkmEFSummary"/><text:span text:style-name="Fuente_20_de_20_párrafo_20_predeter."><text:span text:style-name="T15"><text:placeholder text:placeholder-type="text">&lt;study.summary_pt&gt;</text:placeholder></text:span></text:span><text:bookmark-end text:name="bkmEFSummary"/></text:p>
      <text:p text:style-name="P8"><text:span text:style-name="Fuente_20_de_20_párrafo_20_predeter."><text:span text:style-name="T8">Result: </text:span></text:span><text:bookmark-start text:name="bkmEFResult"/><text:span text:style-name="Fuente_20_de_20_párrafo_20_predeter."><text:span text:style-name="T15"><text:placeholder text:placeholder-type="text">&lt;study.result_pt&gt;</text:placeholder></text:span></text:span><text:bookmark-end text:name="bkmEFResult"/></text:p>
      <text:p text:style-name="P8"><text:span text:style-name="Fuente_20_de_20_párrafo_20_predeter."><text:span text:style-name="T15"/></text:span></text:p>
      <text:p text:style-name="P8"><text:span text:style-name="Fuente_20_de_20_párrafo_20_predeter."><text:span text:style-name="T15"><text:placeholder text:placeholder-type="text">&lt;/for&gt;</text:placeholder></text:span></text:span></text:p>
      <text:p text:style-name="P16"/>
      <text:p text:style-name="P13"><text:bookmark-end text:name="bkmEF"/><text:span text:style-name="Fuente_20_de_20_párrafo_20_predeter."><text:span text:style-name="T58"><text:placeholder text:placeholder-type="text">&lt;/for&gt;</text:placeholder></text:span></text:span></text:p>
      <text:h text:style-name="P116" text:outline-level="1"><text:bookmark-end text:name="bmkEficProdRes"/>4. RECOMENDAÇÕES DE USO:</text:h>
      <text:p text:style-name="P13"/>
      <text:p text:style-name="P16">INSTRUÇÕES DE USO:</text:p>
      <text:p text:style-name="P81"><text:placeholder text:placeholder-type="text">&lt;for each="inf in informations(o, 'Purpose')"&gt;</text:placeholder></text:p>
      <text:p text:style-name="P82"><text:placeholder text:placeholder-type="text">&lt;inf&gt;</text:placeholder></text:p>
      <text:p text:style-name="P83"><text:bookmark-start text:name="bkmPurpose"/><text:span text:style-name="A0"><text:span text:style-name="T44"><text:placeholder text:placeholder-type="text">&lt;/for&gt;</text:placeholder></text:span></text:span><text:bookmark-end text:name="bkmPurpose"/>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rows-spanned="2" office:value-type="string">
            <text:p text:style-name="P55">Cultura</text:p>
          </table:table-cell>
          <table:table-cell table:style-name="Table4.A1" table:number-columns-spanned="2" office:value-type="string">
            <text:p text:style-name="P96">Praga</text:p>
          </table:table-cell>
          <table:covered-table-cell/>
          <table:table-cell table:style-name="Table4.A1" table:number-rows-spanned="2" office:value-type="string">
            <text:p text:style-name="P55">Dose</text:p>
          </table:table-cell>
        </table:table-row>
        <table:table-row table:style-name="Table4.2">
          <table:covered-table-cell/>
          <table:table-cell table:style-name="Table4.A1" office:value-type="string">
            <text:p text:style-name="P73">Nome Científico</text:p>
          </table:table-cell>
          <table:table-cell table:style-name="Table4.A1" office:value-type="string">
            <text:p text:style-name="P73">Nome Comum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97"><text:placeholder text:placeholder-type="text">&lt;for each="rec in o.use_recommendation_ids"&gt;</text:placeholder></text:p>
          </table:table-cell>
          <table:table-cell table:style-name="Table4.A1" office:value-type="string">
            <text:p text:style-name="P99"/>
          </table:table-cell>
          <table:table-cell table:style-name="Table4.A1" office:value-type="string">
            <text:p text:style-name="P74"/>
          </table:table-cell>
          <table:table-cell table:style-name="Table4.A1" office:value-type="string">
            <text:p text:style-name="P74"/>
          </table:table-cell>
        </table:table-row>
        <table:table-row table:style-name="Table4.1">
          <table:table-cell table:style-name="Table4.A1" office:value-type="string">
            <text:p text:style-name="P100"><text:placeholder text:placeholder-type="text">&lt;rec.crop_id.common_name&gt;</text:placeholder></text:p>
          </table:table-cell>
          <table:table-cell table:style-name="Table4.A1" office:value-type="string">
            <text:p text:style-name="P100"><text:placeholder text:placeholder-type="text">&lt;rec.crop_id.name&gt;</text:placeholder></text:p>
          </table:table-cell>
          <table:table-cell table:style-name="Table4.A1" office:value-type="string">
            <text:p text:style-name="P100"><text:placeholder text:placeholder-type="text">&lt;rec.crop_id.common_name&gt;</text:placeholder></text:p>
          </table:table-cell>
          <table:table-cell table:style-name="Table4.A1" office:value-type="string">
            <text:p text:style-name="P100"><text:placeholder text:placeholder-type="text">&lt;rec.commecial_product_rate&gt;</text:placeholder></text:p>
          </table:table-cell>
        </table:table-row>
        <table:table-row table:style-name="Table4.1">
          <table:table-cell table:style-name="Table4.A1" office:value-type="string">
            <text:p text:style-name="P100"><text:placeholder text:placeholder-type="text">&lt;/for&gt;</text:placeholder></text:p>
          </table:table-cell>
          <table:table-cell table:style-name="Table4.A1" office:value-type="string">
            <text:p text:style-name="P99"/>
          </table:table-cell>
          <table:table-cell table:style-name="Table4.A1" office:value-type="string">
            <text:p text:style-name="P74"/>
          </table:table-cell>
          <table:table-cell table:style-name="Table4.A1" office:value-type="string">
            <text:p text:style-name="P74"/>
          </table:table-cell>
        </table:table-row>
      </table:table>
      <text:p text:style-name="P54"/>
      <text:p text:style-name="P103"/>
      <text:p text:style-name="P84"><text:placeholder text:placeholder-type="text">&lt;for each="inf in informations(o, 'Use instructions')"&gt;</text:placeholder></text:p>
      <text:p text:style-name="P82"><text:placeholder text:placeholder-type="text">&lt;inf&gt;</text:placeholder></text:p>
      <text:p text:style-name="P104"><text:placeholder text:placeholder-type="text">&lt;/for&gt;</text:placeholder></text:p>
      <text:p text:style-name="P107"/>
      <text:p text:style-name="P107">DOSE, NÚMERO, ÉPOCA E INTERVALO DE APLICAÇÃO:</text:p>
      <text:p text:style-name="P103"/>
      <text:p text:style-name="P84"><text:placeholder text:placeholder-type="text">&lt;for each="inf in informations(o, 'Number, timing and interval between applications')"&gt;</text:placeholder></text:p>
      <text:p text:style-name="P82"><text:placeholder text:placeholder-type="text">&lt;inf&gt;</text:placeholder></text:p>
      <text:p text:style-name="P104"><text:placeholder text:placeholder-type="text">&lt;/for&gt;</text:placeholder></text:p>
      <text:p text:style-name="P103"/>
      <text:p text:style-name="P107">MODO E EQUIPAMENTOS DE APLICAÇÃO:</text:p>
      <text:p text:style-name="P109"/>
      <text:p text:style-name="P84"><text:placeholder text:placeholder-type="text">&lt;for each="inf in informations(o, 'Application method')"&gt;</text:placeholder></text:p>
      <text:p text:style-name="P82"><text:placeholder text:placeholder-type="text">&lt;inf&gt;</text:placeholder></text:p>
      <text:p text:style-name="P102"><text:placeholder text:placeholder-type="text">&lt;/for&gt;</text:placeholder></text:p>
      <text:p text:style-name="P102"/>
      <text:p text:style-name="P151">CONDIÇÕES CLIMÁTICAS RECOMENDADAS:</text:p>
      <text:p text:style-name="P110"/>
      <text:p text:style-name="P84"><text:placeholder text:placeholder-type="text">&lt;for each="inf in informations(o, 'Climatic Conditions')"&gt;</text:placeholder></text:p>
      <text:p text:style-name="P82"><text:placeholder text:placeholder-type="text">&lt;inf&gt;</text:placeholder></text:p>
      <text:p text:style-name="P101"><text:placeholder text:placeholder-type="text">&lt;/for&gt;</text:placeholder></text:p>
      <text:p text:style-name="P101"/>
      <text:p text:style-name="P21">INTERVALO DE SEGURANÇA:</text:p>
      <text:p text:style-name="P21"/>
      <text:p text:style-name="P108"/>
      <text:p text:style-name="P98"><text:span text:style-name="T59"><text:placeholder text:placeholder-type="text">&lt;for each="rec in o.use_recommendation_ids"&gt;</text:placeholder></text:span><text:span text:style-name="T59"> </text:span></text:p>
      <text:p text:style-name="P111"><text:span text:style-name="T47"><text:placeholder text:placeholder-type="text">&lt;rec.crop_id.common_name&gt;</text:placeholder></text:span><text:span text:style-name="T47"> - </text:span><text:span text:style-name="T47"><text:placeholder text:placeholder-type="text">&lt;rec.crop_id.name&gt;</text:placeholder></text:span><text:span text:style-name="T47">…..............................................</text:span><text:span text:style-name="T47"><text:placeholder text:placeholder-type="text">&lt;rec.security_interval_in_days&gt;</text:placeholder></text:span></text:p>
      <text:p text:style-name="P106"/>
      <text:p text:style-name="P105"><text:span text:style-name="Fuente_20_de_20_párrafo_20_predeter."><text:span text:style-name="T40"><text:placeholder text:placeholder-type="text">&lt;/for&gt;</text:placeholder></text:span></text:span><text:bookmark-start text:name="bmkIntervaloSeguranca"/></text:p>
      <text:p text:style-name="P20"><text:bookmark-end text:name="bmkIntervaloSeguranca"/></text:p>
      <text:p text:style-name="P16">INTERVALO DE REENTRADA DE PESSOAS NAS CULTURAS E ÁREAS TRATADAS:</text:p>
      <text:p text:style-name="P13">(De acordo com as recomendações aprovadas pelo órgão responsável pela Saúde Humana – ANVISA/MS).</text:p>
      <text:p text:style-name="P13"/>
      <text:p text:style-name="P13"><text:soft-page-break/></text:p>
      <text:p text:style-name="P16">LIMITAÇÕES DE USO:</text:p>
      <text:p text:style-name="P16"/>
      <text:p text:style-name="P5"><text:bookmark-start text:name="bkmUseLimit"/><text:bookmark-end text:name="bkmUseLimit"/><text:span text:style-name="Fuente_20_de_20_párrafo_20_predeter."><text:span text:style-name="T50"><text:placeholder text:placeholder-type="text">&lt;for each="inf in informations(o, 'Technical report / Use limitation')"&gt;</text:placeholder></text:span></text:span></text:p>
      <text:p text:style-name="P82"><text:placeholder text:placeholder-type="text">&lt;inf&gt;</text:placeholder></text:p>
      <text:p text:style-name="P5"><text:span text:style-name="Fuente_20_de_20_párrafo_20_predeter."><text:span text:style-name="T41"><text:placeholder text:placeholder-type="text">&lt;/for&gt;</text:placeholder></text:span></text:span></text:p>
      <text:p text:style-name="P3"/>
      <text:p text:style-name="P44">Informações sobre o manejo de resistência:</text:p>
      <text:p text:style-name="P44"/>
      <text:p text:style-name="P45"><text:bookmark-start text:name="bkmManejoInceticida"/>Qualquer agente de controle de pragas pode ficar menos efetivo ao longo do tempo se o alvo desenvolver algum mecanismo de resistência.</text:p>
      <text:p text:style-name="P45">Implementando as seguintes estratégias de manejo poderemos prolongar a vida útil do produto utilizado:</text:p>
      <text:p text:style-name="P45"/>
      <text:p text:style-name="P45">Qualquer <text:s/>produto para o controle das pragas, da mesma classe ou mecanismo de ação, não deve ser utilizado em aplicações consecutivas. Utilizar rotação de produtos com mecanismos de ação distintos;</text:p>
      <text:p text:style-name="P45"/>
      <text:p text:style-name="P45">Utilizar os produtos somente na época, na dose e nos intervalos de aplicação recomendados no rótulo ou bula; </text:p>
      <text:p text:style-name="P45"/>
      <text:p text:style-name="P45">Sempre consultar um engenheiro agrônomo para direcionamento sobre as recomendações locais para o Manejo de Resistência;</text:p>
      <text:p text:style-name="P45"/>
      <text:p text:style-name="P45">Incluir outros métodos de controle (ex.: Resistência genética, controle cultural, biológico, etc.) dentro do programa de <text:s/>Manejo Integrado, quando disponível e apropriado.</text:p>
      <text:p text:style-name="P45"><text:bookmark-end text:name="bkmManejoInceticida"/><text:bookmark-start text:name="bkmManejoFungicida"/>Qualquer agente de controle de doenças pode ficar menos efetivo ao longo do tempo se o alvo desenvolver algum mecanismo de resistência.</text:p>
      <text:p text:style-name="P45">Implementando as seguintes estratégias de manejo poderemos prolongar a vida útil do produto utilizado:</text:p>
      <text:p text:style-name="P45"/>
      <text:p text:style-name="P45">Qualquer produto para o controle das doenças, da mesma classe ou mecanismo de ação, não deve ser utilizado em aplicações consecutivas. Utilizar rotação de fungicidas com mecanismo de ação distintos;</text:p>
      <text:p text:style-name="P45"/>
      <text:p text:style-name="P45">Utilizar os fungicidas somente na época, na dose e nos intervalos de aplicação recomendados no rótulo ou bula. No caso da recomendação do -------------- para o controle de doenças, aplicar o produto sempre de forma preventiva;</text:p>
      <text:p text:style-name="P45"/>
      <text:p text:style-name="P45">Sempre consultar um engenheiro agrônomo para direcionamento sobre as recomendações locais para o manejo de resistência;</text:p>
      <text:p text:style-name="P45"/>
      <text:p text:style-name="P45">Incluir outros métodos de controle de doenças (ex.: Resistência genética, controle cultural, biológico, etc.) dentro do programa de Manejo Integrado de Doenças (MID), quando disponível e apropriados<text:bookmark-end text:name="bkmManejoFungicida"/></text:p>
      <text:p text:style-name="P46"><text:bookmark-start text:name="bkmManejoHerbicida"/>O uso continuado de herbicidas com o mesmo mecanismo de ação pode contribuir para o aumento de população de plantas daninhas a ele resistentes. </text:p>
      <text:p text:style-name="P46">Como prática de manejo de resistência de plantas daninhas, deverão ser aplicados herbicidas, com diferentes mecanismos de ação, devidamente registrados para a cultura.</text:p>
      <text:p text:style-name="P46">Não havendo produtos alternativos, recomenda-se a rotação de culturas que possibilite o uso de herbicidas com diferentes mecanismos de ação. Para maiores esclarecimentos, consulte um engenheiro agrônomo.</text:p>
      <text:p text:style-name="P47"><text:bookmark-end text:name="bkmManejoHerbicida"/></text:p>
      <text:h text:style-name="P114" text:outline-level="1">5. ORIGEM DO PRODUTO:</text:h>
      <text:p text:style-name="P48"/>
      <text:p text:style-name="P7">FABRICANTE (S):</text:p>
      <text:p text:style-name="P7"/>
      <text:p text:style-name="P5"><text:soft-page-break/><text:span text:style-name="Fuente_20_de_20_párrafo_20_predeter."><text:span text:style-name="T31">Informamos o(s) seguinte(s) fabricante (s) para o produto técnico:</text:span></text:span></text:p>
      <text:p text:style-name="P128"/>
      <text:p text:style-name="P76"><text:placeholder text:placeholder-type="text">&lt;for each="partner in partners(o, 'manufacturer')"&gt;</text:placeholder><text:bookmark-start text:name="bkmPTFab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56"><text:span text:style-name="Fuente_20_de_20_párrafo_20_predeter."><text:span text:style-name="T23"><text:placeholder text:placeholder-type="text">&lt;o.formulated_product_id.name&gt;</text:placeholder></text:span></text:span><text:bookmark-start text:name="bkmFabricantes"/><text:bookmark-start text:name="bkmFabProd"/></text:p>
            <text:p text:style-name="P143"><text:span text:style-name="Fuente_20_de_20_párrafo_20_predeter."><text:span text:style-name="T5"><text:placeholder text:placeholder-type="text">&lt;partner.name&gt;</text:placeholder></text:span></text:span></text:p>
            <text:p text:style-name="P144"><text:span text:style-name="Fuente_20_de_20_párrafo_20_predeter."><text:span text:style-name="T7"><text:placeholder text:placeholder-type="text">&lt;partner.street&gt;</text:placeholder></text:span></text:span></text:p>
            <text:p text:style-name="P10"><text:span text:style-name="Fuente_20_de_20_párrafo_20_predeter."><text:span text:style-name="T7"><text:placeholder text:placeholder-type="text">&lt;partner.city&gt;</text:placeholder></text:span></text:span><text:span text:style-name="Fuente_20_de_20_párrafo_20_predeter."><text:span text:style-name="T7"> </text:span></text:span><text:span text:style-name="Fuente_20_de_20_párrafo_20_predeter."><text:span text:style-name="T2">- </text:span></text:span><text:bookmark-end text:name="bkmFabricantes"/><text:bookmark-end text:name="bkmFabProd"/><text:span text:style-name="Fuente_20_de_20_párrafo_20_predeter."><text:span text:style-name="T7"><text:placeholder text:placeholder-type="text">&lt;partner.country_id.name&gt;</text:placeholder></text:span></text:span></text:p>
          </table:table-cell>
        </table:table-row>
      </table:table>
      <text:p text:style-name="P24"><text:placeholder text:placeholder-type="text">&lt;/for&gt;</text:placeholder></text:p>
      <text:p text:style-name="P25"><text:bookmark-end text:name="bkmPTFab"/></text:p>
      <text:p text:style-name="P26">FORMULADORE(S):</text:p>
      <text:p text:style-name="P26"/>
      <text:p text:style-name="P76"><text:placeholder text:placeholder-type="text">&lt;for each="partner in partners(o, 'formulator')"&gt;</text:placeholder><text:bookmark-start text:name="bkmPTForm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56"><text:span text:style-name="Fuente_20_de_20_párrafo_20_predeter."><text:span text:style-name="T23"><text:placeholder text:placeholder-type="text">&lt;o.formulated_product_id.name&gt;</text:placeholder></text:span></text:span></text:p>
            <text:p text:style-name="P143"><text:span text:style-name="Fuente_20_de_20_párrafo_20_predeter."><text:span text:style-name="T5"><text:placeholder text:placeholder-type="text">&lt;partner.name&gt;</text:placeholder></text:span></text:span></text:p>
            <text:p text:style-name="P144"><text:span text:style-name="Fuente_20_de_20_párrafo_20_predeter."><text:span text:style-name="T7"><text:placeholder text:placeholder-type="text">&lt;partner.street&gt;</text:placeholder></text:span></text:span></text:p>
            <text:p text:style-name="P10"><text:bookmark-start text:name="bkmFormuladores"/><text:span text:style-name="Fuente_20_de_20_párrafo_20_predeter."><text:span text:style-name="T7"><text:placeholder text:placeholder-type="text">&lt;partner.city&gt;</text:placeholder></text:span></text:span><text:span text:style-name="Fuente_20_de_20_párrafo_20_predeter."><text:span text:style-name="T7"> </text:span></text:span><text:span text:style-name="Fuente_20_de_20_párrafo_20_predeter."><text:span text:style-name="T4">- </text:span></text:span><text:span text:style-name="Fuente_20_de_20_párrafo_20_predeter."><text:span text:style-name="T7"><text:placeholder text:placeholder-type="text">&lt;partner.country_id.name&gt;</text:placeholder></text:span></text:span><text:bookmark-end text:name="bkmFormuladores"/></text:p>
          </table:table-cell>
        </table:table-row>
      </table:table>
      <text:p text:style-name="P24"><text:placeholder text:placeholder-type="text">&lt;/for&gt;</text:placeholder></text:p>
      <text:p text:style-name="P26"><text:bookmark-end text:name="bkmPTForm"/></text:p>
      <text:h text:style-name="P114" text:outline-level="1">6. DECLARAÇÃO:</text:h>
      <text:p text:style-name="P50"/>
      <text:p text:style-name="P5"><text:span text:style-name="Fuente_20_de_20_párrafo_20_predeter."><text:span text:style-name="T11">Declaramos que, os dados e informações contidas neste Parecer Técnico para suporte ao registro do produto </text:span></text:span><text:bookmark-start text:name="bkmProName5"/><text:span text:style-name="Fuente_20_de_20_párrafo_20_predeter."><text:span text:style-name="T36"><text:placeholder text:placeholder-type="text">&lt;o.formulated_product_id.name&gt;</text:placeholder></text:span></text:span><text:bookmark-end text:name="bkmProName5"/><text:span text:style-name="Fuente_20_de_20_párrafo_20_predeter."><text:span text:style-name="T11">, foram interpretados de forma imparcial, apenas com o objetivo de facilitar a análise pelo Ministério da Agricultura, Pecuária e Abastecimento.</text:span></text:span></text:p>
      <text:p text:style-name="P48"/>
      <text:p text:style-name="P48"/>
      <text:p text:style-name="P48"/>
      <text:p text:style-name="P48">Por ser verdade,</text:p>
      <text:p text:style-name="P48">Firmo o presente</text:p>
      <text:p text:style-name="P48"/>
      <text:p text:style-name="P48"/>
      <text:p text:style-name="P48"/>
      <text:p text:style-name="P48"/>
      <text:p text:style-name="P49"/>
      <text:p text:style-name="P11"><text:span text:style-name="Fuente_20_de_20_párrafo_20_predeter."><text:span text:style-name="T8">ALTA – América Latina Tecnologia Agrícola</text:span></text:span></text:p>
      <text:p text:style-name="P56"><text:span text:style-name="Fuente_20_de_20_párrafo_20_predeter."><text:span text:style-name="T38"><text:placeholder text:placeholder-type="text">&lt;o.proxy_id.function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o.proxy_id.name&gt;</text:placeholder></text:span></text:span><text:span text:style-name="Fuente_20_de_20_párrafo_20_predeter."><text:span text:style-name="T38"> <text:s/></text:span></text:span><text:span text:style-name="Fuente_20_de_20_párrafo_20_predeter."><text:span text:style-name="T38"><text:placeholder text:placeholder-type="text">&lt;o.proxy_id.state_registration_code&gt;</text:placeholder></text:span></text:span></text:p>
      <text:p text:style-name="P11"><text:span text:style-name="Fuente_20_de_20_párrafo_20_predeter."><text:span text:style-name="T8">Responsável Técnico e Representante Legal</text:span></text:span></text:p>
      <text:p text:style-name="P49"/>
      <text:p text:style-name="P49"/>
      <text:p text:style-name="P49"/>
      <text:p text:style-name="P49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fo:color="#008000" fo:font-weight="bold" style:font-weight-asian="bold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text-align="center" style:justify-single-word="false"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/>
      <style:text-properties fo:color="#ff0000" fo:font-size="11pt" fo:font-weight="bold" style:font-size-asian="11pt" style:font-weight-asian="bold" style:font-weight-complex="bold" fo:hyphenate="false"/>
    </style:style>
    <style:style style:name="Título_20_4" style:display-name="Título 4" style:family="paragraph" style:parent-style-name="Normal" style:next-style-name="Normal" style:default-outline-level="4">
      <style:paragraph-properties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139in" fo:margin-bottom="0in" fo:keep-together="always" fo:hyphenation-ladder-count="no-limit" fo:keep-with-next="always"/>
      <style:text-properties fo:color="#243f60" style:font-name="Cambria" style:font-name-asian="Times New Roman" style:font-name-complex="Times New Roman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1665in" fo:margin-bottom="0.0417in" fo:hyphenation-ladder-count="no-limit"/>
      <style:text-properties style:font-name="Cambria" fo:font-size="11pt" style:font-size-asian="11pt" style:font-size-complex="11pt" fo:hyphenate="false"/>
    </style:style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Texto_20_independiente" style:display-name="Texto independiente" style:family="paragraph" style:parent-style-name="Normal">
      <style:paragraph-properties fo:text-align="justify" style:justify-single-word="false" fo:orphans="0" fo:widows="0" fo:hyphenation-ladder-count="no-limit"/>
      <style:text-properties fo:font-size="11pt" style:font-size-asian="11pt" style:language-asian="pt" style:country-asian="BR" style:font-size-complex="10pt" fo:hyphenate="false"/>
    </style:style>
    <style:style style:name="Texto_20_independiente_20_3" style:display-name="Texto independiente 3" style:family="paragraph" style:parent-style-name="Normal" style:next-style-name="Normal">
      <style:paragraph-properties fo:text-align="justify" style:justify-single-word="false" fo:hyphenation-ladder-count="no-limit"/>
      <style:text-properties style:font-name="Arial" fo:font-size="10pt" style:font-size-asian="10pt" style:language-asian="pt" style:country-asian="BR" style:font-size-complex="10pt" fo:hyphenate="false"/>
    </style:style>
    <style:style style:name="Texto_20_independiente_20_2" style:display-name="Texto independiente 2" style:family="paragraph" style:parent-style-name="Normal">
      <style:paragraph-properties fo:text-align="center" style:justify-single-word="false" fo:hyphenation-ladder-count="no-limit"/>
      <style:text-properties fo:font-size="7pt" fo:font-weight="bold" style:font-size-asian="7pt" style:font-weight-asian="bold" style:font-weight-complex="bold" fo:hyphenate="false"/>
    </style:style>
    <style:style style:name="Sangría_20_de_20_texto_20_normal" style:display-name="Sangría de texto normal" style:family="paragraph" style:parent-style-name="Normal">
      <style:paragraph-properties fo:margin="100%" fo:margin-left="0.1972in" fo:margin-right="0in" fo:text-align="justify" style:justify-single-word="false" fo:orphans="0" fo:widows="0" fo:hyphenation-ladder-count="no-limit" fo:text-indent="0in" style:auto-text-indent="false">
        <style:tab-stops/>
      </style:paragraph-properties>
      <style:text-properties fo:font-size="11pt" style:font-size-asian="11pt" style:language-asian="pt" style:country-asian="BR" style:font-size-complex="10pt" fo:hyphenate="false"/>
    </style:style>
    <style:style style:name="Sangría_20_2_20_de_20_t._20_independiente" style:display-name="Sangría 2 de t. independiente" style:family="paragraph" style:parent-style-name="Normal">
      <style:paragraph-properties fo:margin="100%" fo:margin-left="0in" fo:margin-right="0in" fo:text-align="justify" style:justify-single-word="false" fo:hyphenation-ladder-count="no-limit" fo:text-indent="0.5in" style:auto-text-indent="false"/>
      <style:text-properties style:font-name="Arial" style:language-asian="pt" style:country-asian="BR" style:font-name-complex="Arial" style:font-size-complex="10pt" fo:hyphenate="false"/>
    </style:style>
    <style:style style:name="PADRAO" style:family="paragraph" style:parent-style-name="Normal">
      <style:paragraph-properties fo:text-align="justify" style:justify-single-word="false" fo:hyphenation-ladder-count="no-limit"/>
      <style:text-properties style:language-asian="pt" style:country-asian="BR" style:font-size-complex="10pt" fo:hyphenate="false"/>
    </style:style>
    <style:style style:name="Mapa_20_del_20_documento" style:display-name="Mapa del document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Párrafo_20_de_20_lista" style:display-name="Párrafo de lista" style:family="paragraph" style:parent-style-name="Normal">
      <style:paragraph-properties fo:margin="100%" fo:margin-left="0.5in" fo:margin-right="0in" fo:hyphenation-ladder-count="no-limit" fo:text-indent="0in" style:auto-text-indent="false">
        <style:tab-stops/>
      </style:paragraph-properties>
      <style:text-properties style:font-name="Calibri" fo:font-size="11pt" style:font-name-asian="Calibri" style:font-size-asian="11pt" style:font-size-complex="11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ítulo" style:family="paragraph" style:parent-style-name="Normal">
      <style:paragraph-properties fo:text-align="center" style:justify-single-word="false" fo:hyphenation-ladder-count="no-limit"/>
      <style:text-properties style:font-name="Arial" fo:language="fr" fo:country="CA" fo:font-weight="bold" style:language-asian="pt" style:country-asian="BR" style:font-weight-asian="bold" style:font-name-complex="Arial" style:font-size-complex="10pt" style:font-weight-complex="bold" fo:hyphenate="false"/>
    </style:style>
    <style:style style:name="Lista_20_con_20_viñetas" style:display-name="Lista con viñetas" style:family="paragraph" style:parent-style-name="Normal" style:auto-update="true">
      <style:paragraph-properties fo:text-align="justify" style:justify-single-word="false" fo:hyphenation-ladder-count="no-limit"/>
      <style:text-properties style:font-name="Arial" fo:font-size="10pt" fo:font-weight="bold" style:font-size-asian="10pt" style:language-asian="pt" style:country-asian="BR" style:font-weight-asian="bold" style:font-name-complex="Arial" style:font-size-complex="10pt" fo:hyphenate="false"/>
    </style:style>
    <style:style style:name="Normal_20__28_Web_29_" style:display-name="Normal (Web)" style:family="paragraph" style:parent-style-name="Normal">
      <style:paragraph-properties fo:margin-top="0.0693in" fo:margin-bottom="0.0693in" fo:hyphenation-ladder-count="no-limit"/>
      <style:text-properties style:font-name="Arial Unicode MS" style:font-name-asian="Arial Unicode MS" style:language-asian="pt" style:country-asian="BR" style:font-name-complex="Arial Unicode MS" fo:hyphenate="false"/>
    </style:style>
    <style:style style:name="section1" style:family="paragraph" style:parent-style-name="Normal">
      <style:paragraph-properties fo:margin-top="0.0693in" fo:margin-bottom="0.0693in" fo:hyphenation-ladder-count="no-limit"/>
      <style:text-properties style:font-name-asian="Calibri" style:language-asian="pt" style:country-asian="BR" fo:hyphenate="false"/>
    </style:style>
    <style:style style:name="Pa0" style:family="paragraph" style:parent-style-name="Normal" style:next-style-name="Normal">
      <style:paragraph-properties style:line-height-at-least="0.1673in" fo:hyphenation-ladder-count="no-limit" style:text-autospace="none"/>
      <style:text-properties style:font-name="Helvetica" style:language-asian="pt" style:country-asian="BR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Fuente_20_de_20_párrafo_20_predeter." style:display-name="Fuente de párrafo predeter." style:family="text"/>
    <style:style style:name="Número_20_de_20_página" style:display-name="Número de página" style:family="text" style:parent-style-name="Fuente_20_de_20_párrafo_20_predeter."/>
    <style:style style:name="Título_20_9_20_Car" style:display-name="Título 9 Car" style:family="text" style:parent-style-name="Fuente_20_de_20_párrafo_20_predeter.">
      <style:text-properties style:font-name="Cambria" fo:font-size="11pt" fo:language="en" fo:country="US" style:font-name-asian="Times New Roman" style:font-size-asian="11pt" style:language-asian="en" style:country-asian="US" style:font-name-complex="Times New Roman" style:font-size-complex="11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language-asian="en" style:country-asian="US" style:font-size-complex="12pt"/>
    </style:style>
    <style:style style:name="Mapa_20_del_20_documento_20_Car" style:display-name="Mapa del documento Car" style:family="text" style:parent-style-name="Fuente_20_de_20_párrafo_20_predeter.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language-asian="en" style:country-asian="US" style:font-name-complex="Tahoma" style:font-size-complex="8pt"/>
    </style:style>
    <style:style style:name="Texto_20_independiente_20_3_20_Car" style:display-name="Texto independiente 3 Car" style:family="text" style:parent-style-name="Fuente_20_de_20_párrafo_20_predeter.">
      <style:text-properties style:font-name="Arial"/>
    </style:style>
    <style:style style:name="Título_20_Car" style:display-name="Título Car" style:family="text" style:parent-style-name="Fuente_20_de_20_párrafo_20_predeter.">
      <style:text-properties style:font-name="Arial" fo:font-size="12pt" fo:language="fr" fo:country="CA" fo:font-weight="bold" style:font-size-asian="12pt" style:font-weight-asian="bold" style:font-name-complex="Arial" style:font-weight-complex="bold"/>
    </style:style>
    <style:style style:name="Título_20_5_20_Car" style:display-name="Título 5 Car" style:family="text" style:parent-style-name="Fuente_20_de_20_párrafo_20_predeter.">
      <style:text-properties fo:color="#243f60" style:font-name="Cambria" fo:font-size="12pt" style:font-name-asian="Times New Roman" style:font-size-asian="12pt" style:language-asian="en" style:country-asian="US" style:font-name-complex="Times New Roman" style:font-size-complex="12pt"/>
    </style:style>
    <style:style style:name="Título_20_2_20_Car" style:display-name="Título 2 Car" style:family="text" style:parent-style-name="Fuente_20_de_20_párrafo_20_predeter.">
      <style:text-properties fo:font-size="11pt" fo:font-weight="bold" style:font-size-asian="11pt" style:language-asian="en" style:country-asian="US" style:font-weight-asian="bold" style:font-size-complex="12pt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A0" style:family="text">
      <style:text-properties fo:color="#000000" fo:font-size="8pt" style:font-size-asian="8pt" style:font-name-complex="Helvetica" style:font-size-complex="8pt"/>
    </style:style>
    <style:style style:name="A5" style:family="text">
      <style:text-properties fo:color="#000000" fo:font-size="5pt" style:font-size-asian="5pt" style:font-name-complex="Helvetica" style:font-size-complex="5pt"/>
    </style:style>
    <style:style style:name="Encabezado_20_Car" style:display-name="Encabezado Car" style:family="text" style:parent-style-name="Fuente_20_de_20_párrafo_20_predeter.">
      <style:text-properties fo:font-size="12pt" style:font-size-asian="12pt" style:language-asian="en" style:country-asian="US" style:font-size-complex="12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9LVL1" style:display-name="WW_CharLFO9LVL1" style:family="text">
      <style:text-properties style:font-name="Open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1LVL1" style:display-name="WW_CharLFO11LVL1" style:family="text">
      <style:text-properties style:font-name="Wingdings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9LVL1" style:display-name="WW_CharLFO19LVL1" style:family="text">
      <style:text-properties style:font-name="Wingdings"/>
    </style:style>
    <style:style style:name="WW_5f_CharLFO19LVL2" style:display-name="WW_CharLFO19LVL2" style:family="text">
      <style:text-properties style:font-name="Wingdings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Wingdings"/>
    </style:style>
    <style:style style:name="WW_5f_CharLFO19LVL5" style:display-name="WW_CharLFO19LVL5" style:family="text">
      <style:text-properties style:font-name="Wingdings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Wingdings"/>
    </style:style>
    <style:style style:name="WW_5f_CharLFO19LVL8" style:display-name="WW_CharLFO19LVL8" style:family="text">
      <style:text-properties style:font-name="Wingdings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Wingdings"/>
    </style:style>
    <style:style style:name="WW_5f_CharLFO20LVL2" style:display-name="WW_CharLFO20LVL2" style:family="text">
      <style:text-properties style:font-name="Wingdings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Wingdings"/>
    </style:style>
    <style:style style:name="WW_5f_CharLFO20LVL5" style:display-name="WW_CharLFO20LVL5" style:family="text">
      <style:text-properties style:font-name="Wingdings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Wingdings"/>
    </style:style>
    <style:style style:name="WW_5f_CharLFO20LVL8" style:display-name="WW_CharLFO20LVL8" style:family="text">
      <style:text-properties style:font-name="Wingdings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Wingdings"/>
    </style:style>
    <style:style style:name="WW_5f_CharLFO21LVL2" style:display-name="WW_CharLFO21LVL2" style:family="text">
      <style:text-properties style:font-name="Wingdings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Wingdings"/>
    </style:style>
    <style:style style:name="WW_5f_CharLFO21LVL5" style:display-name="WW_CharLFO21LVL5" style:family="text">
      <style:text-properties style:font-name="Wingdings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Wingdings"/>
    </style:style>
    <style:style style:name="WW_5f_CharLFO21LVL8" style:display-name="WW_CharLFO21LVL8" style:family="text">
      <style:text-properties style:font-name="Wingdings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Wingdings"/>
    </style:style>
    <style:style style:name="WW_5f_CharLFO22LVL2" style:display-name="WW_CharLFO22LVL2" style:family="text">
      <style:text-properties style:font-name="Wingdings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Wingdings"/>
    </style:style>
    <style:style style:name="WW_5f_CharLFO22LVL5" style:display-name="WW_CharLFO22LVL5" style:family="text">
      <style:text-properties style:font-name="Wingdings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Wingdings"/>
    </style:style>
    <style:style style:name="WW_5f_CharLFO22LVL8" style:display-name="WW_CharLFO22LVL8" style:family="text">
      <style:text-properties style:font-name="Wingdings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Wingdings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Wingdings"/>
    </style:style>
    <style:style style:name="WW_5f_CharLFO27LVL1" style:display-name="WW_CharLFO27LVL1" style:family="text">
      <style:text-properties style:font-name="Wingdings"/>
    </style:style>
    <style:style style:name="WW_5f_CharLFO28LVL1" style:display-name="WW_CharLFO28LVL1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fo:color="#0000ff" style:font-name="Symbol"/>
    </style:style>
    <style:style style:name="WW_5f_CharLFO31LVL2" style:display-name="WW_CharLFO31LVL2" style:family="text">
      <style:text-properties style:font-name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/>
    </style:style>
    <style:style style:name="WW_5f_CharLFO31LVL9" style:display-name="WW_CharLFO31LVL9" style:family="text">
      <style:text-properties style:font-name="Wingdings"/>
    </style:style>
    <style:style style:name="WW_5f_CharLFO33LVL1" style:display-name="WW_CharLFO33LVL1" style:family="text">
      <style:text-properties style:font-name="Wingdings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Wingdings"/>
    </style:style>
    <style:style style:name="WW_5f_CharLFO35LVL2" style:display-name="WW_CharLFO35LVL2" style:family="text">
      <style:text-properties style:font-name="Courier New" style:font-name-complex="Courier New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a0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List_20_Paragraph">
      <style:paragraph-properties fo:margin-left="0in" fo:margin-right="0in" fo:margin-top="0in" fo:margin-bottom="0in" fo:line-height="100%" fo:text-align="end" style:justify-single-word="false" fo:text-indent="0in" style:auto-text-indent="false">
        <style:tab-stops>
          <style:tab-stop style:position="5.9055in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Encabezado">
      <style:paragraph-properties fo:margin-left="-0.7874in" fo:margin-right="-0.4925in" fo:text-align="end" style:justify-single-word="false" fo:text-indent="0in" style:auto-text-indent="false">
        <style:tab-stops>
          <style:tab-stop style:position="3.8563in" style:type="center"/>
          <style:tab-stop style:position="6.9252in" style:type="right"/>
          <style:tab-stop style:position="7.5799in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3" style:family="paragraph" style:parent-style-name="Pie_20_de_20_página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in" fo:border="none" style:shadow="none" style:writing-mode="lr-tb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9in" fo:page-height="11.6945in" style:num-format="1" style:print-orientation="portrait" fo:margin-top="1.3799in" fo:margin-bottom="0.9799in" fo:margin-left="0.748in" fo:margin-right="0.748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-0.0016in" fo:margin-left="0in" fo:margin-right="0in" fo:margin-bottom="0in" style:dynamic-spacing="true"/>
      </style:header-style>
      <style:footer-style>
        <style:header-footer-properties fo:min-height="0.0201in" fo:margin-left="0in" fo:margin-right="0in" fo:margin-top="0in" style:dynamic-spacing="true"/>
      </style:footer-style>
    </style:page-layout>
    <style:page-layout style:name="Mpm3">
      <style:page-layout-properties fo:page-width="11.6945in" fo:page-height="8.2689in" style:num-format="1" style:print-orientation="landscape" fo:margin-top="0.748in" fo:margin-bottom="0.748in" fo:margin-left="1in" fo:margin-right="1.3783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page-width="8.2689in" fo:page-height="11.6945in" style:num-format="1" style:print-orientation="portrait" fo:margin-top="1.3783in" fo:margin-bottom="1in" fo:margin-left="0.748in" fo:margin-right="0.748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bookmark-start text:name="bkmProNameHeader"/><text:placeholder text:placeholder-type="text">&lt;o.formulated_product_id.name&gt;</text:placeholder><text:bookmark-end text:name="bkmProNameHeader"/></text:p>
        <text:p text:style-name="MP2"/>
      </style:header>
      <style:footer>
        <text:p text:style-name="MP3"><draw:frame draw:style-name="Mfr1" draw:name="Frame1" text:anchor-type="paragraph" svg:y="0.0008in" draw:z-index="3"><draw:text-box fo:min-height="0.0161in" fo:min-width="0.0161in"><text:p text:style-name="Pie_20_de_20_página"/></draw:text-box></draw:frame></text:p>
        <text:p text:style-name="MP3"/>
      </style:footer>
    </style:master-page>
    <style:master-page style:name="MP1" style:page-layout-name="Mpm3">
      <style:header>
        <text:p text:style-name="MP1"><text:bookmark-start text:name="bkmProNameHeader1"/><text:placeholder text:placeholder-type="text">&lt;o.formulated_product_id.name&gt;</text:placeholder><text:bookmark-end text:name="bkmProNameHeader1"/></text:p>
        <text:p text:style-name="MP2"/>
      </style:header>
      <style:footer>
        <text:p text:style-name="MP3"><draw:frame draw:style-name="Mfr1" draw:name="1" text:anchor-type="paragraph" svg:y="0.0008in" draw:z-index="5"><draw:text-box fo:min-height="0.0161in" fo:min-width="0.0161in"><text:p text:style-name="Pie_20_de_20_página"/></draw:text-box></draw:frame></text:p>
        <text:p text:style-name="MP3"/>
      </style:footer>
    </style:master-page>
    <style:master-page style:name="MP2" style:page-layout-name="Mpm4">
      <style:header>
        <text:p text:style-name="MP1"><text:bookmark-start text:name="bkmProNameHeader2"/><text:placeholder text:placeholder-type="text">&lt;o.formulated_product_id.name&gt;</text:placeholder><text:bookmark-end text:name="bkmProNameHeader2"/></text:p>
        <text:p text:style-name="MP2"/>
      </style:header>
      <style:footer>
        <text:p text:style-name="MP3"><draw:frame draw:style-name="Mfr1" draw:name="2" text:anchor-type="paragraph" svg:y="0.0008in" draw:z-index="8"><draw:text-box fo:min-height="0.0161in" fo:min-width="0.0161in"><text:p text:style-name="Pie_20_de_20_página"/></draw:text-box></draw:frame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BULA</dc:title>
    <meta:initial-creator>Chosco</meta:initial-creator>
    <meta:creation-date>2012-12-13T19:02:00Z</meta:creation-date>
    <dc:date>2013-07-01T17:28:18</dc:date>
    <meta:print-date>2010-06-16T18:17:00Z</meta:print-date>
    <meta:editing-cycles>10</meta:editing-cycles>
    <meta:editing-duration>PT29M41S</meta:editing-duration>
    <meta:document-statistic meta:table-count="7" meta:image-count="0" meta:object-count="0" meta:page-count="9" meta:paragraph-count="242" meta:word-count="1274" meta:character-count="11877" meta:non-whitespace-character-count="10754"/>
    <meta:template xlink:type="simple" xlink:actuate="onRequest" xlink:title="" xlink:href="../../../../../reportes/Ready%20to%20Go/ParecerTecnico.odt/ParecerTecnico.dotx"/>
  </office:meta>
</office:document-meta>
</file>